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595959" style:repeat-content="false"/>
      <style:paragraph-properties fo:text-align="center"/>
      <style:text-properties fo:color="#FFFFFF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595959" style:repeat-content="false"/>
      <style:paragraph-properties fo:text-align="center"/>
      <style:text-properties fo:color="#FFFFFF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595959" style:repeat-content="false"/>
      <style:paragraph-properties fo:text-align="center"/>
      <style:text-properties fo:color="#FFFFFF"/>
    </style:style>
    <style:style style:name="ce10" style:family="table-cell" style:parent-style-name="Default" style:data-style-name="N0">
      <style:table-cell-properties fo:border="thin solid #000000" style:vertical-align="middle" fo:background-color="#595959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3.8735cm"/>
    </style:style>
    <style:style style:name="co2" style:family="table-column">
      <style:table-column-properties fo:break-before="auto" style:column-width="7.09083333333333cm"/>
    </style:style>
    <style:style style:name="ro1" style:family="table-row">
      <style:table-row-properties style:row-height="23.4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6"/>
        <table:table-column table:style-name="co1" table:number-columns-repeated="16381" table:default-cell-style-name="ce1"/>
        <table:table-row table:style-name="ro1">
          <table:table-cell office:value-type="string" table:number-columns-spanned="3" table:number-rows-spanned="1" table:style-name="ce10">
            <text:p>معدلات الطلبة<text:s/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2">
            <text:p>الاسم</text:p>
          </table:table-cell>
          <table:table-cell office:value-type="string" table:style-name="ce3">
            <text:p>الايميلات</text:p>
          </table:table-cell>
          <table:table-cell office:value-type="string" table:style-name="ce4">
            <text:p>النسبة</text:p>
          </table:table-cell>
          <table:table-cell table:number-columns-repeated="16381"/>
        </table:table-row>
        <table:table-row table:style-name="ro2">
          <table:table-cell office:value-type="string" office:string-value="مصطفى إبراهيم علوان" table:formula="of:=['file:///C:/Users/DELL/Desktop/uploads/boot.xlsx'#xls.A3]" table:style-name="ce5">
            <text:p>مصطفى إبراهيم علوان</text:p>
          </table:table-cell>
          <table:table-cell office:value-type="string" office:string-value="mustafaalftlawi21@gmail.com" table:formula="of:=['file:///C:/Users/DELL/Desktop/uploads/boot.xlsx'#xls.B3]" table:style-name="ce5">
            <text:p>mustafaalftlawi21@gmail.com</text:p>
          </table:table-cell>
          <table:table-cell office:value-type="float" office:value="80.791666666666671" table:formula="of:=['file:///C:/Users/DELL/Desktop/uploads/boot.xlsx'#xls.AB3]" table:style-name="ce4">
            <text:p>80.79</text:p>
          </table:table-cell>
          <table:table-cell table:number-columns-repeated="16381"/>
        </table:table-row>
        <table:table-row table:style-name="ro2">
          <table:table-cell office:value-type="string" office:string-value="حازم طالب عبدالسلام" table:formula="of:=['file:///C:/Users/DELL/Desktop/uploads/boot.xlsx'#xls.A4]" table:style-name="ce5">
            <text:p>حازم طالب عبدالسلام</text:p>
          </table:table-cell>
          <table:table-cell office:value-type="string" office:string-value="hazeemtalb@gmail.com" table:formula="of:=['file:///C:/Users/DELL/Desktop/uploads/boot.xlsx'#xls.B4]" table:style-name="ce5">
            <text:p>hazeemtalb@gmail.com</text:p>
          </table:table-cell>
          <table:table-cell office:value-type="float" office:value="60.375" table:formula="of:=['file:///C:/Users/DELL/Desktop/uploads/boot.xlsx'#xls.AB4]" table:style-name="ce4">
            <text:p>60.38</text:p>
          </table:table-cell>
          <table:table-cell table:number-columns-repeated="16381"/>
        </table:table-row>
        <table:table-row table:style-name="ro2">
          <table:table-cell office:value-type="string" office:string-value="سجاد علي عناد" table:formula="of:=['file:///C:/Users/DELL/Desktop/uploads/boot.xlsx'#xls.A5]" table:style-name="ce5">
            <text:p>سجاد علي عناد</text:p>
          </table:table-cell>
          <table:table-cell office:value-type="string" office:string-value="ubnt@gmail.com" table:formula="of:=['file:///C:/Users/DELL/Desktop/uploads/boot.xlsx'#xls.B5]" table:style-name="ce5">
            <text:p>ubnt@gmail.com</text:p>
          </table:table-cell>
          <table:table-cell office:value-type="float" office:value="73.166666666666671" table:formula="of:=['file:///C:/Users/DELL/Desktop/uploads/boot.xlsx'#xls.AB5]" table:style-name="ce4">
            <text:p>73.17</text:p>
          </table:table-cell>
          <table:table-cell table:number-columns-repeated="16381"/>
        </table:table-row>
        <table:table-row table:style-name="ro2">
          <table:table-cell office:value-type="string" office:string-value="اسراء وليد وحيد" table:formula="of:=['file:///C:/Users/DELL/Desktop/uploads/boot.xlsx'#xls.A6]" table:style-name="ce5">
            <text:p>اسراء وليد وحيد</text:p>
          </table:table-cell>
          <table:table-cell office:value-type="string" office:string-value="u.bnt@gmail.com" table:formula="of:=['file:///C:/Users/DELL/Desktop/uploads/boot.xlsx'#xls.B6]" table:style-name="ce5">
            <text:p>u.bnt@gmail.com</text:p>
          </table:table-cell>
          <table:table-cell office:value-type="float" office:value="77.875" table:formula="of:=['file:///C:/Users/DELL/Desktop/uploads/boot.xlsx'#xls.AB6]" table:style-name="ce4">
            <text:p>77.88</text:p>
          </table:table-cell>
          <table:table-cell table:number-columns-repeated="16381"/>
        </table:table-row>
        <table:table-row table:style-name="ro2">
          <table:table-cell office:value-type="string" office:string-value="بلسم عادل مطشر رزاق" table:formula="of:=['file:///C:/Users/DELL/Desktop/uploads/boot.xlsx'#xls.A7]" table:style-name="ce5">
            <text:p>بلسم عادل مطشر رزاق</text:p>
          </table:table-cell>
          <table:table-cell office:value-type="string" office:string-value="ub.nt@gmail.com" table:formula="of:=['file:///C:/Users/DELL/Desktop/uploads/boot.xlsx'#xls.B7]" table:style-name="ce5">
            <text:p>ub.nt@gmail.com</text:p>
          </table:table-cell>
          <table:table-cell office:value-type="float" office:value="76.583333333333329" table:formula="of:=['file:///C:/Users/DELL/Desktop/uploads/boot.xlsx'#xls.AB7]" table:style-name="ce4">
            <text:p>76.58</text:p>
          </table:table-cell>
          <table:table-cell table:number-columns-repeated="16381"/>
        </table:table-row>
        <table:table-row table:style-name="ro2">
          <table:table-cell office:value-type="string" office:string-value="حسن سعد حمزه ناصر" table:formula="of:=['file:///C:/Users/DELL/Desktop/uploads/boot.xlsx'#xls.A8]" table:style-name="ce5">
            <text:p>حسن سعد حمزه ناصر</text:p>
          </table:table-cell>
          <table:table-cell office:value-type="string" office:string-value="u.b.nt@gmail.com" table:formula="of:=['file:///C:/Users/DELL/Desktop/uploads/boot.xlsx'#xls.B8]" table:style-name="ce5">
            <text:p>u.b.nt@gmail.com</text:p>
          </table:table-cell>
          <table:table-cell office:value-type="float" office:value="77.125" table:formula="of:=['file:///C:/Users/DELL/Desktop/uploads/boot.xlsx'#xls.AB8]" table:style-name="ce4">
            <text:p>77.13</text:p>
          </table:table-cell>
          <table:table-cell table:number-columns-repeated="16381"/>
        </table:table-row>
        <table:table-row table:style-name="ro2">
          <table:table-cell office:value-type="string" office:string-value="زهراء عمار عبد الهادي" table:formula="of:=['file:///C:/Users/DELL/Desktop/uploads/boot.xlsx'#xls.A9]" table:style-name="ce5">
            <text:p>زهراء عمار عبد الهادي</text:p>
          </table:table-cell>
          <table:table-cell office:value-type="string" office:string-value="ubn.t@gmail.com" table:formula="of:=['file:///C:/Users/DELL/Desktop/uploads/boot.xlsx'#xls.B9]" table:style-name="ce5">
            <text:p>ubn.t@gmail.com</text:p>
          </table:table-cell>
          <table:table-cell office:value-type="float" office:value="80.083333333333329" table:formula="of:=['file:///C:/Users/DELL/Desktop/uploads/boot.xlsx'#xls.AB9]" table:style-name="ce4">
            <text:p>80.08</text:p>
          </table:table-cell>
          <table:table-cell table:number-columns-repeated="16381"/>
        </table:table-row>
        <table:table-row table:style-name="ro2">
          <table:table-cell office:value-type="string" office:string-value="زهراء عيسى رويض" table:formula="of:=['file:///C:/Users/DELL/Desktop/uploads/boot.xlsx'#xls.A10]" table:style-name="ce5">
            <text:p>زهراء عيسى رويض</text:p>
          </table:table-cell>
          <table:table-cell office:value-type="string" office:string-value="u.bn.t@gmail.com" table:formula="of:=['file:///C:/Users/DELL/Desktop/uploads/boot.xlsx'#xls.B10]" table:style-name="ce5">
            <text:p>u.bn.t@gmail.com</text:p>
          </table:table-cell>
          <table:table-cell office:value-type="float" office:value="81.5" table:formula="of:=['file:///C:/Users/DELL/Desktop/uploads/boot.xlsx'#xls.AB10]" table:style-name="ce4">
            <text:p>81.50</text:p>
          </table:table-cell>
          <table:table-cell table:number-columns-repeated="16381"/>
        </table:table-row>
        <table:table-row table:style-name="ro2">
          <table:table-cell office:value-type="string" office:string-value="زين العابدين ستار نصير" table:formula="of:=['file:///C:/Users/DELL/Desktop/uploads/boot.xlsx'#xls.A11]" table:style-name="ce5">
            <text:p>زين العابدين ستار نصير</text:p>
          </table:table-cell>
          <table:table-cell office:value-type="string" office:string-value="ub.n.t@gmail.com" table:formula="of:=['file:///C:/Users/DELL/Desktop/uploads/boot.xlsx'#xls.B11]" table:style-name="ce5">
            <text:p>ub.n.t@gmail.com</text:p>
          </table:table-cell>
          <table:table-cell office:value-type="float" office:value="80.5" table:formula="of:=['file:///C:/Users/DELL/Desktop/uploads/boot.xlsx'#xls.AB11]" table:style-name="ce4">
            <text:p>80.50</text:p>
          </table:table-cell>
          <table:table-cell table:number-columns-repeated="16381"/>
        </table:table-row>
        <table:table-row table:style-name="ro2">
          <table:table-cell office:value-type="string" office:string-value="زينب محمد حسين علي" table:formula="of:=['file:///C:/Users/DELL/Desktop/uploads/boot.xlsx'#xls.A12]" table:style-name="ce5">
            <text:p>زينب محمد حسين علي</text:p>
          </table:table-cell>
          <table:table-cell office:value-type="string" office:string-value="u.b.n.t@gmail.com" table:formula="of:=['file:///C:/Users/DELL/Desktop/uploads/boot.xlsx'#xls.B12]" table:style-name="ce5">
            <text:p>u.b.n.t@gmail.com</text:p>
          </table:table-cell>
          <table:table-cell office:value-type="float" office:value="77.666666666666671" table:formula="of:=['file:///C:/Users/DELL/Desktop/uploads/boot.xlsx'#xls.AB12]" table:style-name="ce4">
            <text:p>77.67</text:p>
          </table:table-cell>
          <table:table-cell table:number-columns-repeated="16381"/>
        </table:table-row>
        <table:table-row table:style-name="ro2">
          <table:table-cell office:value-type="string" office:string-value="سرمد فاضل رامز (ر)" table:formula="of:=['file:///C:/Users/DELL/Desktop/uploads/boot.xlsx'#xls.A13]" table:style-name="ce5">
            <text:p>سرمد فاضل رامز (ر)</text:p>
          </table:table-cell>
          <table:table-cell office:value-type="string" office:string-value="bajud@gmail.com" table:formula="of:=['file:///C:/Users/DELL/Desktop/uploads/boot.xlsx'#xls.B13]" table:style-name="ce5">
            <text:p>bajud@gmail.com</text:p>
          </table:table-cell>
          <table:table-cell office:value-type="float" office:value="76.041666666666671" table:formula="of:=['file:///C:/Users/DELL/Desktop/uploads/boot.xlsx'#xls.AB13]" table:style-name="ce4">
            <text:p>76.04</text:p>
          </table:table-cell>
          <table:table-cell table:number-columns-repeated="16381"/>
        </table:table-row>
        <table:table-row table:style-name="ro2">
          <table:table-cell office:value-type="string" office:string-value="شروق عبدالزهرة عباس" table:formula="of:=['file:///C:/Users/DELL/Desktop/uploads/boot.xlsx'#xls.A14]" table:style-name="ce5">
            <text:p>شروق عبدالزهرة عباس</text:p>
          </table:table-cell>
          <table:table-cell office:value-type="string" office:string-value="b.ajud@gmail.com" table:formula="of:=['file:///C:/Users/DELL/Desktop/uploads/boot.xlsx'#xls.B14]" table:style-name="ce5">
            <text:p>b.ajud@gmail.com</text:p>
          </table:table-cell>
          <table:table-cell office:value-type="float" office:value="74.583333333333329" table:formula="of:=['file:///C:/Users/DELL/Desktop/uploads/boot.xlsx'#xls.AB14]" table:style-name="ce4">
            <text:p>74.58</text:p>
          </table:table-cell>
          <table:table-cell table:number-columns-repeated="16381"/>
        </table:table-row>
        <table:table-row table:style-name="ro2">
          <table:table-cell office:value-type="string" office:string-value="فاطمة محمد فاضل حسين" table:formula="of:=['file:///C:/Users/DELL/Desktop/uploads/boot.xlsx'#xls.A15]" table:style-name="ce5">
            <text:p>فاطمة محمد فاضل حسين</text:p>
          </table:table-cell>
          <table:table-cell office:value-type="string" office:string-value="ba.jud@gmail.com" table:formula="of:=['file:///C:/Users/DELL/Desktop/uploads/boot.xlsx'#xls.B15]" table:style-name="ce5">
            <text:p>ba.jud@gmail.com</text:p>
          </table:table-cell>
          <table:table-cell office:value-type="float" office:value="77.375" table:formula="of:=['file:///C:/Users/DELL/Desktop/uploads/boot.xlsx'#xls.AB15]" table:style-name="ce4">
            <text:p>77.38</text:p>
          </table:table-cell>
          <table:table-cell table:number-columns-repeated="16381"/>
        </table:table-row>
        <table:table-row table:style-name="ro2">
          <table:table-cell office:value-type="string" office:string-value="فريال علي منحر كاظم" table:formula="of:=['file:///C:/Users/DELL/Desktop/uploads/boot.xlsx'#xls.A16]" table:style-name="ce5">
            <text:p>فريال علي منحر كاظم</text:p>
          </table:table-cell>
          <table:table-cell office:value-type="string" office:string-value="b.a.jud@gmail.com" table:formula="of:=['file:///C:/Users/DELL/Desktop/uploads/boot.xlsx'#xls.B16]" table:style-name="ce5">
            <text:p>b.a.jud@gmail.com</text:p>
          </table:table-cell>
          <table:table-cell office:value-type="float" office:value="76.791666666666671" table:formula="of:=['file:///C:/Users/DELL/Desktop/uploads/boot.xlsx'#xls.AB16]" table:style-name="ce4">
            <text:p>76.79</text:p>
          </table:table-cell>
          <table:table-cell table:number-columns-repeated="16381"/>
        </table:table-row>
        <table:table-row table:style-name="ro2">
          <table:table-cell office:value-type="string" office:string-value="محمد فؤاد عبدالله خالد" table:formula="of:=['file:///C:/Users/DELL/Desktop/uploads/boot.xlsx'#xls.A17]" table:style-name="ce5">
            <text:p>محمد فؤاد عبدالله خالد</text:p>
          </table:table-cell>
          <table:table-cell office:value-type="string" office:string-value="baj.ud@gmail.com" table:formula="of:=['file:///C:/Users/DELL/Desktop/uploads/boot.xlsx'#xls.B17]" table:style-name="ce5">
            <text:p>baj.ud@gmail.com</text:p>
          </table:table-cell>
          <table:table-cell office:value-type="float" office:value="75.333333333333329" table:formula="of:=['file:///C:/Users/DELL/Desktop/uploads/boot.xlsx'#xls.AB17]" table:style-name="ce4">
            <text:p>75.33</text:p>
          </table:table-cell>
          <table:table-cell table:number-columns-repeated="16381"/>
        </table:table-row>
        <table:table-row table:style-name="ro2">
          <table:table-cell office:value-type="string" office:string-value="محمد مسلم عبدالله" table:formula="of:=['file:///C:/Users/DELL/Desktop/uploads/boot.xlsx'#xls.A18]" table:style-name="ce5">
            <text:p>محمد مسلم عبدالله</text:p>
          </table:table-cell>
          <table:table-cell office:value-type="string" office:string-value="b.aj.ud@gmail.com" table:formula="of:=['file:///C:/Users/DELL/Desktop/uploads/boot.xlsx'#xls.B18]" table:style-name="ce5">
            <text:p>b.aj.ud@gmail.com</text:p>
          </table:table-cell>
          <table:table-cell office:value-type="float" office:value="77.833333333333329" table:formula="of:=['file:///C:/Users/DELL/Desktop/uploads/boot.xlsx'#xls.AB18]" table:style-name="ce4">
            <text:p>77.83</text:p>
          </table:table-cell>
          <table:table-cell table:number-columns-repeated="16381"/>
        </table:table-row>
        <table:table-row table:style-name="ro2">
          <table:table-cell office:value-type="string" office:string-value="مصطفى شهاب احمد حسن" table:formula="of:=['file:///C:/Users/DELL/Desktop/uploads/boot.xlsx'#xls.A19]" table:style-name="ce5">
            <text:p>مصطفى شهاب احمد حسن</text:p>
          </table:table-cell>
          <table:table-cell office:value-type="string" office:string-value="ba.j.ud@gmail.com" table:formula="of:=['file:///C:/Users/DELL/Desktop/uploads/boot.xlsx'#xls.B19]" table:style-name="ce5">
            <text:p>ba.j.ud@gmail.com</text:p>
          </table:table-cell>
          <table:table-cell office:value-type="float" office:value="76.708333333333329" table:formula="of:=['file:///C:/Users/DELL/Desktop/uploads/boot.xlsx'#xls.AB19]" table:style-name="ce4">
            <text:p>76.71</text:p>
          </table:table-cell>
          <table:table-cell table:number-columns-repeated="16381"/>
        </table:table-row>
        <table:table-row table:style-name="ro2">
          <table:table-cell office:value-type="string" office:string-value="مصطفى مهدي علي" table:formula="of:=['file:///C:/Users/DELL/Desktop/uploads/boot.xlsx'#xls.A20]" table:style-name="ce5">
            <text:p>مصطفى مهدي علي</text:p>
          </table:table-cell>
          <table:table-cell office:value-type="string" office:string-value="b.a.j.ud@gmail.com" table:formula="of:=['file:///C:/Users/DELL/Desktop/uploads/boot.xlsx'#xls.B20]" table:style-name="ce5">
            <text:p>b.a.j.ud@gmail.com</text:p>
          </table:table-cell>
          <table:table-cell office:value-type="float" office:value="74.416666666666671" table:formula="of:=['file:///C:/Users/DELL/Desktop/uploads/boot.xlsx'#xls.AB20]" table:style-name="ce4">
            <text:p>74.42</text:p>
          </table:table-cell>
          <table:table-cell table:number-columns-repeated="16381"/>
        </table:table-row>
        <table:table-row table:style-name="ro2">
          <table:table-cell office:value-type="string" office:string-value="مهدي محمد مهدي صالح" table:formula="of:=['file:///C:/Users/DELL/Desktop/uploads/boot.xlsx'#xls.A21]" table:style-name="ce5">
            <text:p>مهدي محمد مهدي صالح</text:p>
          </table:table-cell>
          <table:table-cell office:value-type="string" office:string-value="baju.d@gmail.com" table:formula="of:=['file:///C:/Users/DELL/Desktop/uploads/boot.xlsx'#xls.B21]" table:style-name="ce5">
            <text:p>baju.d@gmail.com</text:p>
          </table:table-cell>
          <table:table-cell office:value-type="float" office:value="81.375" table:formula="of:=['file:///C:/Users/DELL/Desktop/uploads/boot.xlsx'#xls.AB21]" table:style-name="ce4">
            <text:p>81.38</text:p>
          </table:table-cell>
          <table:table-cell table:number-columns-repeated="16381"/>
        </table:table-row>
        <table:table-row table:style-name="ro2">
          <table:table-cell office:value-type="string" office:string-value="هدى ثامر حسن" table:formula="of:=['file:///C:/Users/DELL/Desktop/uploads/boot.xlsx'#xls.A22]" table:style-name="ce5">
            <text:p>هدى ثامر حسن</text:p>
          </table:table-cell>
          <table:table-cell office:value-type="string" office:string-value="b.aju.d@gmail.com" table:formula="of:=['file:///C:/Users/DELL/Desktop/uploads/boot.xlsx'#xls.B22]" table:style-name="ce5">
            <text:p>b.aju.d@gmail.com</text:p>
          </table:table-cell>
          <table:table-cell office:value-type="float" office:value="78.791666666666671" table:formula="of:=['file:///C:/Users/DELL/Desktop/uploads/boot.xlsx'#xls.AB22]" table:style-name="ce4">
            <text:p>78.79</text:p>
          </table:table-cell>
          <table:table-cell table:number-columns-repeated="16381"/>
        </table:table-row>
        <table:table-row table:style-name="ro2">
          <table:table-cell office:value-type="string" office:string-value="وائل عباس محمود  " table:formula="of:=['file:///C:/Users/DELL/Desktop/uploads/boot.xlsx'#xls.A23]" table:style-name="ce5">
            <text:p>وائل عباس محمود<text:s text:c="2"/></text:p>
          </table:table-cell>
          <table:table-cell office:value-type="string" office:string-value="ba.ju.d@gmail.com" table:formula="of:=['file:///C:/Users/DELL/Desktop/uploads/boot.xlsx'#xls.B23]" table:style-name="ce5">
            <text:p>ba.ju.d@gmail.com</text:p>
          </table:table-cell>
          <table:table-cell office:value-type="float" office:value="76.666666666666671" table:formula="of:=['file:///C:/Users/DELL/Desktop/uploads/boot.xlsx'#xls.AB23]" table:style-name="ce4">
            <text:p>76.67</text:p>
          </table:table-cell>
          <table:table-cell table:number-columns-repeated="16381"/>
        </table:table-row>
        <table:table-row table:style-name="ro2">
          <table:table-cell office:value-type="string" office:string-value="احمد حازم عبدالسلام" table:formula="of:=['file:///C:/Users/DELL/Desktop/uploads/boot.xlsx'#xls.A24]" table:style-name="ce5">
            <text:p>احمد حازم عبدالسلام</text:p>
          </table:table-cell>
          <table:table-cell office:value-type="string" office:string-value="b.a.ju.d@gmail.com" table:formula="of:=['file:///C:/Users/DELL/Desktop/uploads/boot.xlsx'#xls.B24]" table:style-name="ce5">
            <text:p>b.a.ju.d@gmail.com</text:p>
          </table:table-cell>
          <table:table-cell office:value-type="float" office:value="73.541666666666671" table:formula="of:=['file:///C:/Users/DELL/Desktop/uploads/boot.xlsx'#xls.AB24]" table:style-name="ce4">
            <text:p>73.54</text:p>
          </table:table-cell>
          <table:table-cell table:number-columns-repeated="16381"/>
        </table:table-row>
        <table:table-row table:style-name="ro2">
          <table:table-cell office:value-type="string" office:string-value="احمد عصام حميد" table:formula="of:=['file:///C:/Users/DELL/Desktop/uploads/boot.xlsx'#xls.A25]" table:style-name="ce5">
            <text:p>احمد عصام حميد</text:p>
          </table:table-cell>
          <table:table-cell office:value-type="string" office:string-value="baj.u.d@gmail.com" table:formula="of:=['file:///C:/Users/DELL/Desktop/uploads/boot.xlsx'#xls.B25]" table:style-name="ce5">
            <text:p>baj.u.d@gmail.com</text:p>
          </table:table-cell>
          <table:table-cell office:value-type="float" office:value="79.416666666666671" table:formula="of:=['file:///C:/Users/DELL/Desktop/uploads/boot.xlsx'#xls.AB25]" table:style-name="ce4">
            <text:p>79.42</text:p>
          </table:table-cell>
          <table:table-cell table:number-columns-repeated="16381"/>
        </table:table-row>
        <table:table-row table:style-name="ro2">
          <table:table-cell office:value-type="string" office:string-value="أنوار عمر حسين علي " table:formula="of:=['file:///C:/Users/DELL/Desktop/uploads/boot.xlsx'#xls.A26]" table:style-name="ce5">
            <text:p>أنوار عمر حسين علي<text:s/></text:p>
          </table:table-cell>
          <table:table-cell office:value-type="string" office:string-value="b.aj.u.d@gmail.com" table:formula="of:=['file:///C:/Users/DELL/Desktop/uploads/boot.xlsx'#xls.B26]" table:style-name="ce5">
            <text:p>b.aj.u.d@gmail.com</text:p>
          </table:table-cell>
          <table:table-cell office:value-type="float" office:value="75.041666666666671" table:formula="of:=['file:///C:/Users/DELL/Desktop/uploads/boot.xlsx'#xls.AB26]" table:style-name="ce4">
            <text:p>75.04</text:p>
          </table:table-cell>
          <table:table-cell table:number-columns-repeated="16381"/>
        </table:table-row>
        <table:table-row table:style-name="ro2">
          <table:table-cell office:value-type="string" office:string-value="ايات عبد الكريم حامد " table:formula="of:=['file:///C:/Users/DELL/Desktop/uploads/boot.xlsx'#xls.A27]" table:style-name="ce5">
            <text:p>ايات عبد الكريم حامد<text:s/></text:p>
          </table:table-cell>
          <table:table-cell office:value-type="string" office:string-value="ba.j.u.d@gmail.com" table:formula="of:=['file:///C:/Users/DELL/Desktop/uploads/boot.xlsx'#xls.B27]" table:style-name="ce5">
            <text:p>ba.j.u.d@gmail.com</text:p>
          </table:table-cell>
          <table:table-cell office:value-type="float" office:value="72.666666666666671" table:formula="of:=['file:///C:/Users/DELL/Desktop/uploads/boot.xlsx'#xls.AB27]" table:style-name="ce4">
            <text:p>72.67</text:p>
          </table:table-cell>
          <table:table-cell table:number-columns-repeated="16381"/>
        </table:table-row>
        <table:table-row table:style-name="ro2">
          <table:table-cell office:value-type="string" office:string-value="براء علي خريبط جودة" table:formula="of:=['file:///C:/Users/DELL/Desktop/uploads/boot.xlsx'#xls.A28]" table:style-name="ce5">
            <text:p>براء علي خريبط جودة</text:p>
          </table:table-cell>
          <table:table-cell office:value-type="string" office:string-value="b.a.j.u.d@gmail.com" table:formula="of:=['file:///C:/Users/DELL/Desktop/uploads/boot.xlsx'#xls.B28]" table:style-name="ce5">
            <text:p>b.a.j.u.d@gmail.com</text:p>
          </table:table-cell>
          <table:table-cell office:value-type="float" office:value="71.541666666666671" table:formula="of:=['file:///C:/Users/DELL/Desktop/uploads/boot.xlsx'#xls.AB28]" table:style-name="ce4">
            <text:p>71.54</text:p>
          </table:table-cell>
          <table:table-cell table:number-columns-repeated="16381"/>
        </table:table-row>
        <table:table-row table:style-name="ro2">
          <table:table-cell office:value-type="string" office:string-value="تمارة ضاري ناصر" table:formula="of:=['file:///C:/Users/DELL/Desktop/uploads/boot.xlsx'#xls.A29]" table:style-name="ce5">
            <text:p>تمارة ضاري ناصر</text:p>
          </table:table-cell>
          <table:table-cell office:value-type="string" office:string-value="sdfgre@gmail.com" table:formula="of:=['file:///C:/Users/DELL/Desktop/uploads/boot.xlsx'#xls.B29]" table:style-name="ce5">
            <text:p>sdfgre@gmail.com</text:p>
          </table:table-cell>
          <table:table-cell office:value-type="float" office:value="72.833333333333329" table:formula="of:=['file:///C:/Users/DELL/Desktop/uploads/boot.xlsx'#xls.AB29]" table:style-name="ce4">
            <text:p>72.83</text:p>
          </table:table-cell>
          <table:table-cell table:number-columns-repeated="16381"/>
        </table:table-row>
        <table:table-row table:style-name="ro2">
          <table:table-cell office:value-type="string" office:string-value="رانيه هادي عبد الزهرة حمزه" table:formula="of:=['file:///C:/Users/DELL/Desktop/uploads/boot.xlsx'#xls.A30]" table:style-name="ce5">
            <text:p>رانيه هادي عبد الزهرة حمزه</text:p>
          </table:table-cell>
          <table:table-cell office:value-type="string" office:string-value="s.dfgre@gmail.com" table:formula="of:=['file:///C:/Users/DELL/Desktop/uploads/boot.xlsx'#xls.B30]" table:style-name="ce5">
            <text:p>s.dfgre@gmail.com</text:p>
          </table:table-cell>
          <table:table-cell office:value-type="float" office:value="74" table:formula="of:=['file:///C:/Users/DELL/Desktop/uploads/boot.xlsx'#xls.AB30]" table:style-name="ce4">
            <text:p>74.00</text:p>
          </table:table-cell>
          <table:table-cell table:number-columns-repeated="16381"/>
        </table:table-row>
        <table:table-row table:style-name="ro2">
          <table:table-cell office:value-type="string" office:string-value="زينب حكيم مهدي جبر" table:formula="of:=['file:///C:/Users/DELL/Desktop/uploads/boot.xlsx'#xls.A31]" table:style-name="ce5">
            <text:p>زينب حكيم مهدي جبر</text:p>
          </table:table-cell>
          <table:table-cell office:value-type="string" office:string-value="sd.fgre@gmail.com" table:formula="of:=['file:///C:/Users/DELL/Desktop/uploads/boot.xlsx'#xls.B31]" table:style-name="ce5">
            <text:p>sd.fgre@gmail.com</text:p>
          </table:table-cell>
          <table:table-cell office:value-type="float" office:value="77.958333333333329" table:formula="of:=['file:///C:/Users/DELL/Desktop/uploads/boot.xlsx'#xls.AB31]" table:style-name="ce4">
            <text:p>77.96</text:p>
          </table:table-cell>
          <table:table-cell table:number-columns-repeated="16381"/>
        </table:table-row>
        <table:table-row table:style-name="ro2">
          <table:table-cell office:value-type="string" office:string-value="زينب حيدر جواد" table:formula="of:=['file:///C:/Users/DELL/Desktop/uploads/boot.xlsx'#xls.A32]" table:style-name="ce5">
            <text:p>زينب حيدر جواد</text:p>
          </table:table-cell>
          <table:table-cell office:value-type="string" office:string-value="s.d.fgre@gmail.com" table:formula="of:=['file:///C:/Users/DELL/Desktop/uploads/boot.xlsx'#xls.B32]" table:style-name="ce5">
            <text:p>s.d.fgre@gmail.com</text:p>
          </table:table-cell>
          <table:table-cell office:value-type="float" office:value="71.375" table:formula="of:=['file:///C:/Users/DELL/Desktop/uploads/boot.xlsx'#xls.AB32]" table:style-name="ce4">
            <text:p>71.38</text:p>
          </table:table-cell>
          <table:table-cell table:number-columns-repeated="16381"/>
        </table:table-row>
        <table:table-row table:style-name="ro2">
          <table:table-cell office:value-type="string" office:string-value="زينب سالم ياسين" table:formula="of:=['file:///C:/Users/DELL/Desktop/uploads/boot.xlsx'#xls.A33]" table:style-name="ce5">
            <text:p>زينب سالم ياسين</text:p>
          </table:table-cell>
          <table:table-cell office:value-type="string" office:string-value="sdf.gre@gmail.com" table:formula="of:=['file:///C:/Users/DELL/Desktop/uploads/boot.xlsx'#xls.B33]" table:style-name="ce5">
            <text:p>sdf.gre@gmail.com</text:p>
          </table:table-cell>
          <table:table-cell office:value-type="float" office:value="79.041666666666671" table:formula="of:=['file:///C:/Users/DELL/Desktop/uploads/boot.xlsx'#xls.AB33]" table:style-name="ce4">
            <text:p>79.04</text:p>
          </table:table-cell>
          <table:table-cell table:number-columns-repeated="16381"/>
        </table:table-row>
        <table:table-row table:style-name="ro2">
          <table:table-cell office:value-type="string" office:string-value="سكينه رياض عبد" table:formula="of:=['file:///C:/Users/DELL/Desktop/uploads/boot.xlsx'#xls.A34]" table:style-name="ce5">
            <text:p>سكينه رياض عبد</text:p>
          </table:table-cell>
          <table:table-cell office:value-type="string" office:string-value="s.df.gre@gmail.com" table:formula="of:=['file:///C:/Users/DELL/Desktop/uploads/boot.xlsx'#xls.B34]" table:style-name="ce5">
            <text:p>s.df.gre@gmail.com</text:p>
          </table:table-cell>
          <table:table-cell office:value-type="float" office:value="77" table:formula="of:=['file:///C:/Users/DELL/Desktop/uploads/boot.xlsx'#xls.AB34]" table:style-name="ce4">
            <text:p>77.00</text:p>
          </table:table-cell>
          <table:table-cell table:number-columns-repeated="16381"/>
        </table:table-row>
        <table:table-row table:style-name="ro2">
          <table:table-cell office:value-type="string" office:string-value="عدنان ليث عدنان حامد " table:formula="of:=['file:///C:/Users/DELL/Desktop/uploads/boot.xlsx'#xls.A35]" table:style-name="ce5">
            <text:p>عدنان ليث عدنان حامد<text:s/></text:p>
          </table:table-cell>
          <table:table-cell office:value-type="string" office:string-value="sd.f.gre@gmail.com" table:formula="of:=['file:///C:/Users/DELL/Desktop/uploads/boot.xlsx'#xls.B35]" table:style-name="ce5">
            <text:p>sd.f.gre@gmail.com</text:p>
          </table:table-cell>
          <table:table-cell office:value-type="float" office:value="72.458333333333329" table:formula="of:=['file:///C:/Users/DELL/Desktop/uploads/boot.xlsx'#xls.AB35]" table:style-name="ce4">
            <text:p>72.46</text:p>
          </table:table-cell>
          <table:table-cell table:number-columns-repeated="16381"/>
        </table:table-row>
        <table:table-row table:style-name="ro2">
          <table:table-cell office:value-type="string" office:string-value="غاده فالح خلف شاهر" table:formula="of:=['file:///C:/Users/DELL/Desktop/uploads/boot.xlsx'#xls.A36]" table:style-name="ce5">
            <text:p>غاده فالح خلف شاهر</text:p>
          </table:table-cell>
          <table:table-cell office:value-type="string" office:string-value="s.d.f.gre@gmail.com" table:formula="of:=['file:///C:/Users/DELL/Desktop/uploads/boot.xlsx'#xls.B36]" table:style-name="ce5">
            <text:p>s.d.f.gre@gmail.com</text:p>
          </table:table-cell>
          <table:table-cell office:value-type="float" office:value="74.166666666666671" table:formula="of:=['file:///C:/Users/DELL/Desktop/uploads/boot.xlsx'#xls.AB36]" table:style-name="ce4">
            <text:p>74.17</text:p>
          </table:table-cell>
          <table:table-cell table:number-columns-repeated="16381"/>
        </table:table-row>
        <table:table-row table:style-name="ro2">
          <table:table-cell office:value-type="string" office:string-value="فاطمه جبر جلوب صبر" table:formula="of:=['file:///C:/Users/DELL/Desktop/uploads/boot.xlsx'#xls.A37]" table:style-name="ce5">
            <text:p>فاطمه جبر جلوب صبر</text:p>
          </table:table-cell>
          <table:table-cell office:value-type="string" office:string-value="sdfg.re@gmail.com" table:formula="of:=['file:///C:/Users/DELL/Desktop/uploads/boot.xlsx'#xls.B37]" table:style-name="ce5">
            <text:p>sdfg.re@gmail.com</text:p>
          </table:table-cell>
          <table:table-cell office:value-type="float" office:value="77.375" table:formula="of:=['file:///C:/Users/DELL/Desktop/uploads/boot.xlsx'#xls.AB37]" table:style-name="ce4">
            <text:p>77.38</text:p>
          </table:table-cell>
          <table:table-cell table:number-columns-repeated="16381"/>
        </table:table-row>
        <table:table-row table:style-name="ro2">
          <table:table-cell office:value-type="string" office:string-value="فرح محمد بهلول" table:formula="of:=['file:///C:/Users/DELL/Desktop/uploads/boot.xlsx'#xls.A38]" table:style-name="ce5">
            <text:p>فرح محمد بهلول</text:p>
          </table:table-cell>
          <table:table-cell office:value-type="string" office:string-value="s.dfg.re@gmail.com" table:formula="of:=['file:///C:/Users/DELL/Desktop/uploads/boot.xlsx'#xls.B38]" table:style-name="ce5">
            <text:p>s.dfg.re@gmail.com</text:p>
          </table:table-cell>
          <table:table-cell office:value-type="float" office:value="76" table:formula="of:=['file:///C:/Users/DELL/Desktop/uploads/boot.xlsx'#xls.AB38]" table:style-name="ce4">
            <text:p>76.00</text:p>
          </table:table-cell>
          <table:table-cell table:number-columns-repeated="16381"/>
        </table:table-row>
        <table:table-row table:style-name="ro2">
          <table:table-cell office:value-type="string" office:string-value="مصطفى صلاح حسن" table:formula="of:=['file:///C:/Users/DELL/Desktop/uploads/boot.xlsx'#xls.A39]" table:style-name="ce5">
            <text:p>مصطفى صلاح حسن</text:p>
          </table:table-cell>
          <table:table-cell office:value-type="string" office:string-value="sd.fg.re@gmail.com" table:formula="of:=['file:///C:/Users/DELL/Desktop/uploads/boot.xlsx'#xls.B39]" table:style-name="ce5">
            <text:p>sd.fg.re@gmail.com</text:p>
          </table:table-cell>
          <table:table-cell office:value-type="float" office:value="74.75" table:formula="of:=['file:///C:/Users/DELL/Desktop/uploads/boot.xlsx'#xls.AB39]" table:style-name="ce4">
            <text:p>74.75</text:p>
          </table:table-cell>
          <table:table-cell table:number-columns-repeated="16381"/>
        </table:table-row>
        <table:table-row table:style-name="ro2">
          <table:table-cell office:value-type="string" office:string-value="منتظر فارس عباس سلمان" table:formula="of:=['file:///C:/Users/DELL/Desktop/uploads/boot.xlsx'#xls.A40]" table:style-name="ce5">
            <text:p>منتظر فارس عباس سلمان</text:p>
          </table:table-cell>
          <table:table-cell office:value-type="string" office:string-value="s.d.fg.re@gmail.com" table:formula="of:=['file:///C:/Users/DELL/Desktop/uploads/boot.xlsx'#xls.B40]" table:style-name="ce5">
            <text:p>s.d.fg.re@gmail.com</text:p>
          </table:table-cell>
          <table:table-cell office:value-type="float" office:value="76.208333333333329" table:formula="of:=['file:///C:/Users/DELL/Desktop/uploads/boot.xlsx'#xls.AB40]" table:style-name="ce4">
            <text:p>76.21</text:p>
          </table:table-cell>
          <table:table-cell table:number-columns-repeated="16381"/>
        </table:table-row>
        <table:table-row table:style-name="ro2">
          <table:table-cell office:value-type="string" office:string-value="نبأ عمار حافظ سعود" table:formula="of:=['file:///C:/Users/DELL/Desktop/uploads/boot.xlsx'#xls.A41]" table:style-name="ce5">
            <text:p>نبأ عمار حافظ سعود</text:p>
          </table:table-cell>
          <table:table-cell office:value-type="string" office:string-value="sdf.g.re@gmail.com" table:formula="of:=['file:///C:/Users/DELL/Desktop/uploads/boot.xlsx'#xls.B41]" table:style-name="ce5">
            <text:p>sdf.g.re@gmail.com</text:p>
          </table:table-cell>
          <table:table-cell office:value-type="float" office:value="79.583333333333329" table:formula="of:=['file:///C:/Users/DELL/Desktop/uploads/boot.xlsx'#xls.AB41]" table:style-name="ce4">
            <text:p>79.58</text:p>
          </table:table-cell>
          <table:table-cell table:number-columns-repeated="16381"/>
        </table:table-row>
        <table:table-row table:style-name="ro2">
          <table:table-cell office:value-type="string" office:string-value="نورا هيثم سهيل سعيد" table:formula="of:=['file:///C:/Users/DELL/Desktop/uploads/boot.xlsx'#xls.A42]" table:style-name="ce5">
            <text:p>نورا هيثم سهيل سعيد</text:p>
          </table:table-cell>
          <table:table-cell office:value-type="string" office:string-value="s.df.g.re@gmail.com" table:formula="of:=['file:///C:/Users/DELL/Desktop/uploads/boot.xlsx'#xls.B42]" table:style-name="ce5">
            <text:p>s.df.g.re@gmail.com</text:p>
          </table:table-cell>
          <table:table-cell office:value-type="float" office:value="72.958333333333329" table:formula="of:=['file:///C:/Users/DELL/Desktop/uploads/boot.xlsx'#xls.AB42]" table:style-name="ce4">
            <text:p>72.96</text:p>
          </table:table-cell>
          <table:table-cell table:number-columns-repeated="16381"/>
        </table:table-row>
        <table:table-row table:style-name="ro2">
          <table:table-cell office:value-type="string" office:string-value="نورس حسين ايوب" table:formula="of:=['file:///C:/Users/DELL/Desktop/uploads/boot.xlsx'#xls.A43]" table:style-name="ce5">
            <text:p>نورس حسين ايوب</text:p>
          </table:table-cell>
          <table:table-cell office:value-type="string" office:string-value="sd.f.g.re@gmail.com" table:formula="of:=['file:///C:/Users/DELL/Desktop/uploads/boot.xlsx'#xls.B43]" table:style-name="ce5">
            <text:p>sd.f.g.re@gmail.com</text:p>
          </table:table-cell>
          <table:table-cell office:value-type="float" office:value="75.791666666666671" table:formula="of:=['file:///C:/Users/DELL/Desktop/uploads/boot.xlsx'#xls.AB43]" table:style-name="ce4">
            <text:p>75.79</text:p>
          </table:table-cell>
          <table:table-cell table:number-columns-repeated="16381"/>
        </table:table-row>
        <table:table-row table:style-name="ro2">
          <table:table-cell office:value-type="string" office:string-value="يوسف حازم كليانه" table:formula="of:=['file:///C:/Users/DELL/Desktop/uploads/boot.xlsx'#xls.A44]" table:style-name="ce5">
            <text:p>يوسف حازم كليانه</text:p>
          </table:table-cell>
          <table:table-cell office:value-type="string" office:string-value="s.d.f.g.re@gmail.com" table:formula="of:=['file:///C:/Users/DELL/Desktop/uploads/boot.xlsx'#xls.B44]" table:style-name="ce5">
            <text:p>s.d.f.g.re@gmail.com</text:p>
          </table:table-cell>
          <table:table-cell office:value-type="float" office:value="74.333333333333329" table:formula="of:=['file:///C:/Users/DELL/Desktop/uploads/boot.xlsx'#xls.AB44]" table:style-name="ce4">
            <text:p>74.33</text:p>
          </table:table-cell>
          <table:table-cell table:number-columns-repeated="16381"/>
        </table:table-row>
        <table:table-row table:style-name="ro2">
          <table:table-cell office:value-type="string" office:string-value="شهد نجم عبدالله" table:formula="of:=['file:///C:/Users/DELL/Desktop/uploads/boot.xlsx'#xls.A45]" table:style-name="ce5">
            <text:p>شهد نجم عبدالله</text:p>
          </table:table-cell>
          <table:table-cell office:value-type="string" office:string-value="sdfgr.e@gmail.com" table:formula="of:=['file:///C:/Users/DELL/Desktop/uploads/boot.xlsx'#xls.B45]" table:style-name="ce5">
            <text:p>sdfgr.e@gmail.com</text:p>
          </table:table-cell>
          <table:table-cell office:value-type="float" office:value="77.375" table:formula="of:=['file:///C:/Users/DELL/Desktop/uploads/boot.xlsx'#xls.AB45]" table:style-name="ce4">
            <text:p>77.38</text:p>
          </table:table-cell>
          <table:table-cell table:number-columns-repeated="16381"/>
        </table:table-row>
        <table:table-row table:style-name="ro2">
          <table:table-cell office:value-type="string" office:string-value="علي ثامر محمد" table:formula="of:=['file:///C:/Users/DELL/Desktop/uploads/boot.xlsx'#xls.A46]" table:style-name="ce5">
            <text:p>علي ثامر محمد</text:p>
          </table:table-cell>
          <table:table-cell office:value-type="string" office:string-value="s.dfgr.e@gmail.com" table:formula="of:=['file:///C:/Users/DELL/Desktop/uploads/boot.xlsx'#xls.B46]" table:style-name="ce5">
            <text:p>s.dfgr.e@gmail.com</text:p>
          </table:table-cell>
          <table:table-cell office:value-type="float" office:value="73.708333333333329" table:formula="of:=['file:///C:/Users/DELL/Desktop/uploads/boot.xlsx'#xls.AB46]" table:style-name="ce4">
            <text:p>73.71</text:p>
          </table:table-cell>
          <table:table-cell table:number-columns-repeated="16381"/>
        </table:table-row>
        <table:table-row table:style-name="ro2">
          <table:table-cell office:value-type="string" office:string-value="سعد نجم عبود" table:formula="of:=['file:///C:/Users/DELL/Desktop/uploads/boot.xlsx'#xls.A47]" table:style-name="ce5">
            <text:p>سعد نجم عبود</text:p>
          </table:table-cell>
          <table:table-cell office:value-type="string" office:string-value="sd.fgr.e@gmail.com" table:formula="of:=['file:///C:/Users/DELL/Desktop/uploads/boot.xlsx'#xls.B47]" table:style-name="ce5">
            <text:p>sd.fgr.e@gmail.com</text:p>
          </table:table-cell>
          <table:table-cell office:value-type="float" office:value="74.458333333333329" table:formula="of:=['file:///C:/Users/DELL/Desktop/uploads/boot.xlsx'#xls.AB47]" table:style-name="ce4">
            <text:p>74.46</text:p>
          </table:table-cell>
          <table:table-cell table:number-columns-repeated="16381"/>
        </table:table-row>
        <table:table-row table:style-name="ro2">
          <table:table-cell office:value-type="string" office:string-value="جعفر حسن حاتم" table:formula="of:=['file:///C:/Users/DELL/Desktop/uploads/boot.xlsx'#xls.A48]" table:style-name="ce5">
            <text:p>جعفر حسن حاتم</text:p>
          </table:table-cell>
          <table:table-cell office:value-type="string" office:string-value="s.d.fgr.e@gmail.com" table:formula="of:=['file:///C:/Users/DELL/Desktop/uploads/boot.xlsx'#xls.B48]" table:style-name="ce5">
            <text:p>s.d.fgr.e@gmail.com</text:p>
          </table:table-cell>
          <table:table-cell office:value-type="float" office:value="73.083333333333329" table:formula="of:=['file:///C:/Users/DELL/Desktop/uploads/boot.xlsx'#xls.AB48]" table:style-name="ce4">
            <text:p>73.08</text:p>
          </table:table-cell>
          <table:table-cell table:number-columns-repeated="16381"/>
        </table:table-row>
        <table:table-row table:style-name="ro2">
          <table:table-cell office:value-type="string" office:string-value="زين العابدين محمد" table:formula="of:=['file:///C:/Users/DELL/Desktop/uploads/boot.xlsx'#xls.A49]" table:style-name="ce5">
            <text:p>زين العابدين محمد</text:p>
          </table:table-cell>
          <table:table-cell office:value-type="string" office:string-value="sdf.gr.e@gmail.com" table:formula="of:=['file:///C:/Users/DELL/Desktop/uploads/boot.xlsx'#xls.B49]" table:style-name="ce5">
            <text:p>sdf.gr.e@gmail.com</text:p>
          </table:table-cell>
          <table:table-cell office:value-type="float" office:value="69.541666666666671" table:formula="of:=['file:///C:/Users/DELL/Desktop/uploads/boot.xlsx'#xls.AB49]" table:style-name="ce4">
            <text:p>69.54</text:p>
          </table:table-cell>
          <table:table-cell table:number-columns-repeated="16381"/>
        </table:table-row>
        <table:table-row table:style-name="ro2">
          <table:table-cell office:value-type="string" office:string-value="احمد منذر عبدالحسين" table:formula="of:=['file:///C:/Users/DELL/Desktop/uploads/boot.xlsx'#xls.A50]" table:style-name="ce5">
            <text:p>احمد منذر عبدالحسين</text:p>
          </table:table-cell>
          <table:table-cell office:value-type="string" office:string-value="s.df.gr.e@gmail.com" table:formula="of:=['file:///C:/Users/DELL/Desktop/uploads/boot.xlsx'#xls.B50]" table:style-name="ce5">
            <text:p>s.df.gr.e@gmail.com</text:p>
          </table:table-cell>
          <table:table-cell office:value-type="float" office:value="74.291666666666671" table:formula="of:=['file:///C:/Users/DELL/Desktop/uploads/boot.xlsx'#xls.AB50]" table:style-name="ce4">
            <text:p>74.29</text:p>
          </table:table-cell>
          <table:table-cell table:number-columns-repeated="16381"/>
        </table:table-row>
        <table:table-row table:style-name="ro2">
          <table:table-cell office:value-type="string" office:string-value="محمد قاسم محمد" table:formula="of:=['file:///C:/Users/DELL/Desktop/uploads/boot.xlsx'#xls.A51]" table:style-name="ce5">
            <text:p>محمد قاسم محمد</text:p>
          </table:table-cell>
          <table:table-cell office:value-type="string" office:string-value="sd.f.gr.e@gmail.com" table:formula="of:=['file:///C:/Users/DELL/Desktop/uploads/boot.xlsx'#xls.B51]" table:style-name="ce5">
            <text:p>sd.f.gr.e@gmail.com</text:p>
          </table:table-cell>
          <table:table-cell office:value-type="float" office:value="77.458333333333329" table:formula="of:=['file:///C:/Users/DELL/Desktop/uploads/boot.xlsx'#xls.AB51]" table:style-name="ce4">
            <text:p>77.46</text:p>
          </table:table-cell>
          <table:table-cell table:number-columns-repeated="16381"/>
        </table:table-row>
        <table:table-row table:style-name="ro2">
          <table:table-cell office:value-type="string" office:string-value="مصطفى حيدر سلمان" table:formula="of:=['file:///C:/Users/DELL/Desktop/uploads/boot.xlsx'#xls.A52]" table:style-name="ce5">
            <text:p>مصطفى حيدر سلمان</text:p>
          </table:table-cell>
          <table:table-cell office:value-type="string" office:string-value="s.d.f.gr.e@gmail.com" table:formula="of:=['file:///C:/Users/DELL/Desktop/uploads/boot.xlsx'#xls.B52]" table:style-name="ce5">
            <text:p>s.d.f.gr.e@gmail.com</text:p>
          </table:table-cell>
          <table:table-cell office:value-type="float" office:value="79.083333333333329" table:formula="of:=['file:///C:/Users/DELL/Desktop/uploads/boot.xlsx'#xls.AB52]" table:style-name="ce4">
            <text:p>79.08</text:p>
          </table:table-cell>
          <table:table-cell table:number-columns-repeated="16381"/>
        </table:table-row>
        <table:table-row table:style-name="ro2">
          <table:table-cell office:value-type="string" office:string-value="رواء كاظم" table:formula="of:=['file:///C:/Users/DELL/Desktop/uploads/boot.xlsx'#xls.A53]" table:style-name="ce5">
            <text:p>رواء كاظم</text:p>
          </table:table-cell>
          <table:table-cell office:value-type="string" office:string-value="sdfg.r.e@gmail.com" table:formula="of:=['file:///C:/Users/DELL/Desktop/uploads/boot.xlsx'#xls.B53]" table:style-name="ce5">
            <text:p>sdfg.r.e@gmail.com</text:p>
          </table:table-cell>
          <table:table-cell office:value-type="float" office:value="74.791666666666671" table:formula="of:=['file:///C:/Users/DELL/Desktop/uploads/boot.xlsx'#xls.AB53]" table:style-name="ce4">
            <text:p>74.79</text:p>
          </table:table-cell>
          <table:table-cell table:number-columns-repeated="16381"/>
        </table:table-row>
        <table:table-row table:style-name="ro2">
          <table:table-cell office:value-type="string" office:string-value="يقين حسن هادي" table:formula="of:=['file:///C:/Users/DELL/Desktop/uploads/boot.xlsx'#xls.A54]" table:style-name="ce5">
            <text:p>يقين حسن هادي</text:p>
          </table:table-cell>
          <table:table-cell office:value-type="string" office:string-value="s.dfg.r.e@gmail.com" table:formula="of:=['file:///C:/Users/DELL/Desktop/uploads/boot.xlsx'#xls.B54]" table:style-name="ce5">
            <text:p>s.dfg.r.e@gmail.com</text:p>
          </table:table-cell>
          <table:table-cell office:value-type="float" office:value="77.833333333333329" table:formula="of:=['file:///C:/Users/DELL/Desktop/uploads/boot.xlsx'#xls.AB54]" table:style-name="ce4">
            <text:p>77.83</text:p>
          </table:table-cell>
          <table:table-cell table:number-columns-repeated="16381"/>
        </table:table-row>
        <table:table-row table:style-name="ro2">
          <table:table-cell office:value-type="string" office:string-value="مريم عبد القادر" table:formula="of:=['file:///C:/Users/DELL/Desktop/uploads/boot.xlsx'#xls.A55]" table:style-name="ce5">
            <text:p>مريم عبد القادر</text:p>
          </table:table-cell>
          <table:table-cell office:value-type="string" office:string-value="sd.fg.r.e@gmail.com" table:formula="of:=['file:///C:/Users/DELL/Desktop/uploads/boot.xlsx'#xls.B55]" table:style-name="ce5">
            <text:p>sd.fg.r.e@gmail.com</text:p>
          </table:table-cell>
          <table:table-cell office:value-type="float" office:value="75.208333333333329" table:formula="of:=['file:///C:/Users/DELL/Desktop/uploads/boot.xlsx'#xls.AB55]" table:style-name="ce4">
            <text:p>75.21</text:p>
          </table:table-cell>
          <table:table-cell table:number-columns-repeated="16381"/>
        </table:table-row>
        <table:table-row table:style-name="ro2">
          <table:table-cell office:value-type="string" office:string-value="علي مهدي عزيز" table:formula="of:=['file:///C:/Users/DELL/Desktop/uploads/boot.xlsx'#xls.A56]" table:style-name="ce5">
            <text:p>علي مهدي عزيز</text:p>
          </table:table-cell>
          <table:table-cell office:value-type="string" office:string-value="s.d.fg.r.e@gmail.com" table:formula="of:=['file:///C:/Users/DELL/Desktop/uploads/boot.xlsx'#xls.B56]" table:style-name="ce5">
            <text:p>s.d.fg.r.e@gmail.com</text:p>
          </table:table-cell>
          <table:table-cell office:value-type="float" office:value="81.583333333333329" table:formula="of:=['file:///C:/Users/DELL/Desktop/uploads/boot.xlsx'#xls.AB56]" table:style-name="ce4">
            <text:p>81.58</text:p>
          </table:table-cell>
          <table:table-cell table:number-columns-repeated="16381"/>
        </table:table-row>
        <table:table-row table:style-name="ro2">
          <table:table-cell office:value-type="string" office:string-value="نور قاسم عبد الواحد" table:formula="of:=['file:///C:/Users/DELL/Desktop/uploads/boot.xlsx'#xls.A57]" table:style-name="ce5">
            <text:p>نور قاسم عبد الواحد</text:p>
          </table:table-cell>
          <table:table-cell office:value-type="string" office:string-value="sdf.g.r.e@gmail.com" table:formula="of:=['file:///C:/Users/DELL/Desktop/uploads/boot.xlsx'#xls.B57]" table:style-name="ce5">
            <text:p>sdf.g.r.e@gmail.com</text:p>
          </table:table-cell>
          <table:table-cell office:value-type="float" office:value="78.666666666666671" table:formula="of:=['file:///C:/Users/DELL/Desktop/uploads/boot.xlsx'#xls.AB57]" table:style-name="ce4">
            <text:p>78.67</text:p>
          </table:table-cell>
          <table:table-cell table:number-columns-repeated="16381"/>
        </table:table-row>
        <table:table-row table:style-name="ro2">
          <table:table-cell office:value-type="string" office:string-value="نور الهدى احمد" table:formula="of:=['file:///C:/Users/DELL/Desktop/uploads/boot.xlsx'#xls.A58]" table:style-name="ce5">
            <text:p>نور الهدى احمد</text:p>
          </table:table-cell>
          <table:table-cell office:value-type="string" office:string-value="s.df.g.r.e@gmail.com" table:formula="of:=['file:///C:/Users/DELL/Desktop/uploads/boot.xlsx'#xls.B58]" table:style-name="ce5">
            <text:p>s.df.g.r.e@gmail.com</text:p>
          </table:table-cell>
          <table:table-cell office:value-type="float" office:value="70.958333333333329" table:formula="of:=['file:///C:/Users/DELL/Desktop/uploads/boot.xlsx'#xls.AB58]" table:style-name="ce4">
            <text:p>70.96</text:p>
          </table:table-cell>
          <table:table-cell table:number-columns-repeated="16381"/>
        </table:table-row>
        <table:table-row table:style-name="ro2">
          <table:table-cell office:value-type="string" office:string-value="رسل وليد كريم" table:formula="of:=['file:///C:/Users/DELL/Desktop/uploads/boot.xlsx'#xls.A59]" table:style-name="ce5">
            <text:p>رسل وليد كريم</text:p>
          </table:table-cell>
          <table:table-cell office:value-type="string" office:string-value="sd.f.g.r.e@gmail.com" table:formula="of:=['file:///C:/Users/DELL/Desktop/uploads/boot.xlsx'#xls.B59]" table:style-name="ce5">
            <text:p>sd.f.g.r.e@gmail.com</text:p>
          </table:table-cell>
          <table:table-cell office:value-type="float" office:value="77.791666666666671" table:formula="of:=['file:///C:/Users/DELL/Desktop/uploads/boot.xlsx'#xls.AB59]" table:style-name="ce4">
            <text:p>77.79</text:p>
          </table:table-cell>
          <table:table-cell table:number-columns-repeated="16381"/>
        </table:table-row>
        <table:table-row table:style-name="ro2">
          <table:table-cell office:value-type="string" office:string-value="كوثر ماهر علي" table:formula="of:=['file:///C:/Users/DELL/Desktop/uploads/boot.xlsx'#xls.A60]" table:style-name="ce5">
            <text:p>كوثر ماهر علي</text:p>
          </table:table-cell>
          <table:table-cell office:value-type="string" office:string-value="s.d.f.g.r.e@gmail.com" table:formula="of:=['file:///C:/Users/DELL/Desktop/uploads/boot.xlsx'#xls.B60]" table:style-name="ce5">
            <text:p>s.d.f.g.r.e@gmail.com</text:p>
          </table:table-cell>
          <table:table-cell office:value-type="float" office:value="78.5" table:formula="of:=['file:///C:/Users/DELL/Desktop/uploads/boot.xlsx'#xls.AB60]" table:style-name="ce4">
            <text:p>78.50</text:p>
          </table:table-cell>
          <table:table-cell table:number-columns-repeated="16381"/>
        </table:table-row>
        <table:table-row table:style-name="ro2">
          <table:table-cell office:value-type="string" office:string-value="عائشة ابراهيم عيسى" table:formula="of:=['file:///C:/Users/DELL/Desktop/uploads/boot.xlsx'#xls.A61]" table:style-name="ce5">
            <text:p>عائشة ابراهيم عيسى</text:p>
          </table:table-cell>
          <table:table-cell office:value-type="string" office:string-value="ettyre@gmail.com" table:formula="of:=['file:///C:/Users/DELL/Desktop/uploads/boot.xlsx'#xls.B61]" table:style-name="ce5">
            <text:p>ettyre@gmail.com</text:p>
          </table:table-cell>
          <table:table-cell office:value-type="float" office:value="77.875" table:formula="of:=['file:///C:/Users/DELL/Desktop/uploads/boot.xlsx'#xls.AB61]" table:style-name="ce4">
            <text:p>77.88</text:p>
          </table:table-cell>
          <table:table-cell table:number-columns-repeated="16381"/>
        </table:table-row>
        <table:table-row table:style-name="ro2">
          <table:table-cell office:value-type="string" office:string-value="مها ليث ناطق" table:formula="of:=['file:///C:/Users/DELL/Desktop/uploads/boot.xlsx'#xls.A62]" table:style-name="ce5">
            <text:p>مها ليث ناطق</text:p>
          </table:table-cell>
          <table:table-cell office:value-type="string" office:string-value="e.ttyre@gmail.com" table:formula="of:=['file:///C:/Users/DELL/Desktop/uploads/boot.xlsx'#xls.B62]" table:style-name="ce5">
            <text:p>e.ttyre@gmail.com</text:p>
          </table:table-cell>
          <table:table-cell office:value-type="float" office:value="81.208333333333329" table:formula="of:=['file:///C:/Users/DELL/Desktop/uploads/boot.xlsx'#xls.AB62]" table:style-name="ce4">
            <text:p>81.21</text:p>
          </table:table-cell>
          <table:table-cell table:number-columns-repeated="16381"/>
        </table:table-row>
        <table:table-row table:style-name="ro2">
          <table:table-cell office:value-type="string" office:string-value="صفا عبد المحسن عبد الله" table:formula="of:=['file:///C:/Users/DELL/Desktop/uploads/boot.xlsx'#xls.A63]" table:style-name="ce5">
            <text:p>صفا عبد المحسن عبد الله</text:p>
          </table:table-cell>
          <table:table-cell office:value-type="string" office:string-value="et.tyre@gmail.com" table:formula="of:=['file:///C:/Users/DELL/Desktop/uploads/boot.xlsx'#xls.B63]" table:style-name="ce5">
            <text:p>et.tyre@gmail.com</text:p>
          </table:table-cell>
          <table:table-cell office:value-type="float" office:value="76.5" table:formula="of:=['file:///C:/Users/DELL/Desktop/uploads/boot.xlsx'#xls.AB63]" table:style-name="ce4">
            <text:p>76.50</text:p>
          </table:table-cell>
          <table:table-cell table:number-columns-repeated="16381"/>
        </table:table-row>
        <table:table-row table:style-name="ro2">
          <table:table-cell office:value-type="string" office:string-value="شهد فراس محمد" table:formula="of:=['file:///C:/Users/DELL/Desktop/uploads/boot.xlsx'#xls.A64]" table:style-name="ce5">
            <text:p>شهد فراس محمد</text:p>
          </table:table-cell>
          <table:table-cell office:value-type="string" office:string-value="e.t.tyre@gmail.com" table:formula="of:=['file:///C:/Users/DELL/Desktop/uploads/boot.xlsx'#xls.B64]" table:style-name="ce5">
            <text:p>e.t.tyre@gmail.com</text:p>
          </table:table-cell>
          <table:table-cell office:value-type="float" office:value="75" table:formula="of:=['file:///C:/Users/DELL/Desktop/uploads/boot.xlsx'#xls.AB64]" table:style-name="ce4">
            <text:p>75.00</text:p>
          </table:table-cell>
          <table:table-cell table:number-columns-repeated="16381"/>
        </table:table-row>
        <table:table-row table:style-name="ro2">
          <table:table-cell office:value-type="string" office:string-value="ضحى فيصل خزعل" table:formula="of:=['file:///C:/Users/DELL/Desktop/uploads/boot.xlsx'#xls.A65]" table:style-name="ce5">
            <text:p>ضحى فيصل خزعل</text:p>
          </table:table-cell>
          <table:table-cell office:value-type="string" office:string-value="ett.yre@gmail.com" table:formula="of:=['file:///C:/Users/DELL/Desktop/uploads/boot.xlsx'#xls.B65]" table:style-name="ce5">
            <text:p>ett.yre@gmail.com</text:p>
          </table:table-cell>
          <table:table-cell office:value-type="float" office:value="73.833333333333329" table:formula="of:=['file:///C:/Users/DELL/Desktop/uploads/boot.xlsx'#xls.AB65]" table:style-name="ce4">
            <text:p>73.83</text:p>
          </table:table-cell>
          <table:table-cell table:number-columns-repeated="16381"/>
        </table:table-row>
        <table:table-row table:style-name="ro2">
          <table:table-cell office:value-type="string" office:string-value="حسن شاكر موسى" table:formula="of:=['file:///C:/Users/DELL/Desktop/uploads/boot.xlsx'#xls.A66]" table:style-name="ce5">
            <text:p>حسن شاكر موسى</text:p>
          </table:table-cell>
          <table:table-cell office:value-type="string" office:string-value="e.tt.yre@gmail.com" table:formula="of:=['file:///C:/Users/DELL/Desktop/uploads/boot.xlsx'#xls.B66]" table:style-name="ce5">
            <text:p>e.tt.yre@gmail.com</text:p>
          </table:table-cell>
          <table:table-cell office:value-type="float" office:value="73.25" table:formula="of:=['file:///C:/Users/DELL/Desktop/uploads/boot.xlsx'#xls.AB66]" table:style-name="ce4">
            <text:p>73.25</text:p>
          </table:table-cell>
          <table:table-cell table:number-columns-repeated="16381"/>
        </table:table-row>
        <table:table-row table:style-name="ro2">
          <table:table-cell office:value-type="string" office:string-value="ايات عبد الكريم حامد" table:formula="of:=['file:///C:/Users/DELL/Desktop/uploads/boot.xlsx'#xls.A67]" table:style-name="ce5">
            <text:p>ايات عبد الكريم حامد</text:p>
          </table:table-cell>
          <table:table-cell office:value-type="string" office:string-value="et.t.yre@gmail.com" table:formula="of:=['file:///C:/Users/DELL/Desktop/uploads/boot.xlsx'#xls.B67]" table:style-name="ce5">
            <text:p>et.t.yre@gmail.com</text:p>
          </table:table-cell>
          <table:table-cell office:value-type="float" office:value="76.916666666666671" table:formula="of:=['file:///C:/Users/DELL/Desktop/uploads/boot.xlsx'#xls.AB67]" table:style-name="ce4">
            <text:p>76.92</text:p>
          </table:table-cell>
          <table:table-cell table:number-columns-repeated="16381"/>
        </table:table-row>
        <table:table-row table:style-name="ro2">
          <table:table-cell office:value-type="string" office:string-value="شيماء علي ناصر" table:formula="of:=['file:///C:/Users/DELL/Desktop/uploads/boot.xlsx'#xls.A68]" table:style-name="ce5">
            <text:p>شيماء علي ناصر</text:p>
          </table:table-cell>
          <table:table-cell office:value-type="string" office:string-value="e.t.t.yre@gmail.com" table:formula="of:=['file:///C:/Users/DELL/Desktop/uploads/boot.xlsx'#xls.B68]" table:style-name="ce5">
            <text:p>e.t.t.yre@gmail.com</text:p>
          </table:table-cell>
          <table:table-cell office:value-type="float" office:value="76.375" table:formula="of:=['file:///C:/Users/DELL/Desktop/uploads/boot.xlsx'#xls.AB68]" table:style-name="ce4">
            <text:p>76.38</text:p>
          </table:table-cell>
          <table:table-cell table:number-columns-repeated="16381"/>
        </table:table-row>
        <table:table-row table:style-name="ro2">
          <table:table-cell office:value-type="string" office:string-value="اساور محمود محمد" table:formula="of:=['file:///C:/Users/DELL/Desktop/uploads/boot.xlsx'#xls.A69]" table:style-name="ce5">
            <text:p>اساور محمود محمد</text:p>
          </table:table-cell>
          <table:table-cell office:value-type="string" office:string-value="etty.re@gmail.com" table:formula="of:=['file:///C:/Users/DELL/Desktop/uploads/boot.xlsx'#xls.B69]" table:style-name="ce5">
            <text:p>etty.re@gmail.com</text:p>
          </table:table-cell>
          <table:table-cell office:value-type="float" office:value="77.083333333333329" table:formula="of:=['file:///C:/Users/DELL/Desktop/uploads/boot.xlsx'#xls.AB69]" table:style-name="ce4">
            <text:p>77.08</text:p>
          </table:table-cell>
          <table:table-cell table:number-columns-repeated="16381"/>
        </table:table-row>
        <table:table-row table:style-name="ro2">
          <table:table-cell office:value-type="string" office:string-value="شمس سعد فؤاد" table:formula="of:=['file:///C:/Users/DELL/Desktop/uploads/boot.xlsx'#xls.A70]" table:style-name="ce5">
            <text:p>شمس سعد فؤاد</text:p>
          </table:table-cell>
          <table:table-cell office:value-type="string" office:string-value="e.tty.re@gmail.com" table:formula="of:=['file:///C:/Users/DELL/Desktop/uploads/boot.xlsx'#xls.B70]" table:style-name="ce5">
            <text:p>e.tty.re@gmail.com</text:p>
          </table:table-cell>
          <table:table-cell office:value-type="float" office:value="75" table:formula="of:=['file:///C:/Users/DELL/Desktop/uploads/boot.xlsx'#xls.AB70]" table:style-name="ce4">
            <text:p>75.00</text:p>
          </table:table-cell>
          <table:table-cell table:number-columns-repeated="16381"/>
        </table:table-row>
        <table:table-row table:style-name="ro2">
          <table:table-cell office:value-type="string" office:string-value="رواء كاظم غلام" table:formula="of:=['file:///C:/Users/DELL/Desktop/uploads/boot.xlsx'#xls.A71]" table:style-name="ce5">
            <text:p>رواء كاظم غلام</text:p>
          </table:table-cell>
          <table:table-cell office:value-type="string" office:string-value="et.ty.re@gmail.com" table:formula="of:=['file:///C:/Users/DELL/Desktop/uploads/boot.xlsx'#xls.B71]" table:style-name="ce5">
            <text:p>et.ty.re@gmail.com</text:p>
          </table:table-cell>
          <table:table-cell office:value-type="float" office:value="78.125" table:formula="of:=['file:///C:/Users/DELL/Desktop/uploads/boot.xlsx'#xls.AB71]" table:style-name="ce4">
            <text:p>78.13</text:p>
          </table:table-cell>
          <table:table-cell table:number-columns-repeated="16381"/>
        </table:table-row>
        <table:table-row table:style-name="ro2">
          <table:table-cell office:value-type="string" office:string-value="محمد حسين كاصد" table:formula="of:=['file:///C:/Users/DELL/Desktop/uploads/boot.xlsx'#xls.A72]" table:style-name="ce5">
            <text:p>محمد حسين كاصد</text:p>
          </table:table-cell>
          <table:table-cell office:value-type="string" office:string-value="e.t.ty.re@gmail.com" table:formula="of:=['file:///C:/Users/DELL/Desktop/uploads/boot.xlsx'#xls.B72]" table:style-name="ce5">
            <text:p>e.t.ty.re@gmail.com</text:p>
          </table:table-cell>
          <table:table-cell office:value-type="float" office:value="73.791666666666671" table:formula="of:=['file:///C:/Users/DELL/Desktop/uploads/boot.xlsx'#xls.AB72]" table:style-name="ce4">
            <text:p>73.79</text:p>
          </table:table-cell>
          <table:table-cell table:number-columns-repeated="16381"/>
        </table:table-row>
        <table:table-row table:style-name="ro2">
          <table:table-cell office:value-type="string" office:string-value="ضحى جاسم هميم " table:formula="of:=['file:///C:/Users/DELL/Desktop/uploads/boot.xlsx'#xls.A73]" table:style-name="ce5">
            <text:p>ضحى جاسم هميم<text:s/></text:p>
          </table:table-cell>
          <table:table-cell office:value-type="string" office:string-value="ett.y.re@gmail.com" table:formula="of:=['file:///C:/Users/DELL/Desktop/uploads/boot.xlsx'#xls.B73]" table:style-name="ce5">
            <text:p>ett.y.re@gmail.com</text:p>
          </table:table-cell>
          <table:table-cell office:value-type="float" office:value="77.833333333333329" table:formula="of:=['file:///C:/Users/DELL/Desktop/uploads/boot.xlsx'#xls.AB73]" table:style-name="ce4">
            <text:p>77.83</text:p>
          </table:table-cell>
          <table:table-cell table:number-columns-repeated="16381"/>
        </table:table-row>
        <table:table-row table:style-name="ro2">
          <table:table-cell office:value-type="string" office:string-value="مهدي اياد" table:formula="of:=['file:///C:/Users/DELL/Desktop/uploads/boot.xlsx'#xls.A74]" table:style-name="ce5">
            <text:p>مهدي اياد</text:p>
          </table:table-cell>
          <table:table-cell office:value-type="string" office:string-value="e.tt.y.re@gmail.com" table:formula="of:=['file:///C:/Users/DELL/Desktop/uploads/boot.xlsx'#xls.B74]" table:style-name="ce5">
            <text:p>e.tt.y.re@gmail.com</text:p>
          </table:table-cell>
          <table:table-cell office:value-type="float" office:value="76" table:formula="of:=['file:///C:/Users/DELL/Desktop/uploads/boot.xlsx'#xls.AB74]" table:style-name="ce4">
            <text:p>76.00</text:p>
          </table:table-cell>
          <table:table-cell table:number-columns-repeated="16381"/>
        </table:table-row>
        <table:table-row table:style-name="ro2">
          <table:table-cell office:value-type="string" office:string-value=" ميس زيدان" table:formula="of:=['file:///C:/Users/DELL/Desktop/uploads/boot.xlsx'#xls.A75]" table:style-name="ce5">
            <text:p><text:s/>ميس زيدان</text:p>
          </table:table-cell>
          <table:table-cell office:value-type="string" office:string-value="et.t.y.re@gmail.com" table:formula="of:=['file:///C:/Users/DELL/Desktop/uploads/boot.xlsx'#xls.B75]" table:style-name="ce5">
            <text:p>et.t.y.re@gmail.com</text:p>
          </table:table-cell>
          <table:table-cell office:value-type="float" office:value="73.875" table:formula="of:=['file:///C:/Users/DELL/Desktop/uploads/boot.xlsx'#xls.AB75]" table:style-name="ce4">
            <text:p>73.88</text:p>
          </table:table-cell>
          <table:table-cell table:number-columns-repeated="16381"/>
        </table:table-row>
        <table:table-row table:style-name="ro2">
          <table:table-cell office:value-type="string" office:string-value="ضياء أيوب جميل" table:formula="of:=['file:///C:/Users/DELL/Desktop/uploads/boot.xlsx'#xls.A76]" table:style-name="ce5">
            <text:p>ضياء أيوب جميل</text:p>
          </table:table-cell>
          <table:table-cell office:value-type="string" office:string-value="e.t.t.y.re@gmail.com" table:formula="of:=['file:///C:/Users/DELL/Desktop/uploads/boot.xlsx'#xls.B76]" table:style-name="ce5">
            <text:p>e.t.t.y.re@gmail.com</text:p>
          </table:table-cell>
          <table:table-cell office:value-type="float" office:value="72.625" table:formula="of:=['file:///C:/Users/DELL/Desktop/uploads/boot.xlsx'#xls.AB76]" table:style-name="ce4">
            <text:p>72.63</text:p>
          </table:table-cell>
          <table:table-cell table:number-columns-repeated="16381"/>
        </table:table-row>
        <table:table-row table:style-name="ro2">
          <table:table-cell office:value-type="string" office:string-value="مريم عماد " table:formula="of:=['file:///C:/Users/DELL/Desktop/uploads/boot.xlsx'#xls.A77]" table:style-name="ce5">
            <text:p>مريم عماد<text:s/></text:p>
          </table:table-cell>
          <table:table-cell office:value-type="string" office:string-value="ettyr.e@gmail.com" table:formula="of:=['file:///C:/Users/DELL/Desktop/uploads/boot.xlsx'#xls.B77]" table:style-name="ce5">
            <text:p>ettyr.e@gmail.com</text:p>
          </table:table-cell>
          <table:table-cell office:value-type="float" office:value="75.583333333333329" table:formula="of:=['file:///C:/Users/DELL/Desktop/uploads/boot.xlsx'#xls.AB77]" table:style-name="ce4">
            <text:p>75.58</text:p>
          </table:table-cell>
          <table:table-cell table:number-columns-repeated="16381"/>
        </table:table-row>
        <table:table-row table:style-name="ro2">
          <table:table-cell office:value-type="string" office:string-value="مريم كريم " table:formula="of:=['file:///C:/Users/DELL/Desktop/uploads/boot.xlsx'#xls.A78]" table:style-name="ce5">
            <text:p>مريم كريم<text:s/></text:p>
          </table:table-cell>
          <table:table-cell office:value-type="string" office:string-value="e.ttyr.e@gmail.com" table:formula="of:=['file:///C:/Users/DELL/Desktop/uploads/boot.xlsx'#xls.B78]" table:style-name="ce5">
            <text:p>e.ttyr.e@gmail.com</text:p>
          </table:table-cell>
          <table:table-cell office:value-type="float" office:value="73.833333333333329" table:formula="of:=['file:///C:/Users/DELL/Desktop/uploads/boot.xlsx'#xls.AB78]" table:style-name="ce4">
            <text:p>73.83</text:p>
          </table:table-cell>
          <table:table-cell table:number-columns-repeated="16381"/>
        </table:table-row>
        <table:table-row table:style-name="ro2">
          <table:table-cell office:value-type="string" office:string-value="نسرين اسامة " table:formula="of:=['file:///C:/Users/DELL/Desktop/uploads/boot.xlsx'#xls.A79]" table:style-name="ce5">
            <text:p>نسرين اسامة<text:s/></text:p>
          </table:table-cell>
          <table:table-cell office:value-type="string" office:string-value="et.tyr.e@gmail.com" table:formula="of:=['file:///C:/Users/DELL/Desktop/uploads/boot.xlsx'#xls.B79]" table:style-name="ce5">
            <text:p>et.tyr.e@gmail.com</text:p>
          </table:table-cell>
          <table:table-cell office:value-type="float" office:value="75.916666666666671" table:formula="of:=['file:///C:/Users/DELL/Desktop/uploads/boot.xlsx'#xls.AB79]" table:style-name="ce4">
            <text:p>75.92</text:p>
          </table:table-cell>
          <table:table-cell table:number-columns-repeated="16381"/>
        </table:table-row>
        <table:table-row table:style-name="ro2">
          <table:table-cell office:value-type="string" office:string-value="هدى محمد ناجي" table:formula="of:=['file:///C:/Users/DELL/Desktop/uploads/boot.xlsx'#xls.A80]" table:style-name="ce5">
            <text:p>هدى محمد ناجي</text:p>
          </table:table-cell>
          <table:table-cell office:value-type="string" office:string-value="e.t.tyr.e@gmail.com" table:formula="of:=['file:///C:/Users/DELL/Desktop/uploads/boot.xlsx'#xls.B80]" table:style-name="ce5">
            <text:p>e.t.tyr.e@gmail.com</text:p>
          </table:table-cell>
          <table:table-cell office:value-type="float" office:value="77.333333333333329" table:formula="of:=['file:///C:/Users/DELL/Desktop/uploads/boot.xlsx'#xls.AB80]" table:style-name="ce4">
            <text:p>77.33</text:p>
          </table:table-cell>
          <table:table-cell table:number-columns-repeated="16381"/>
        </table:table-row>
        <table:table-row table:style-name="ro2">
          <table:table-cell office:value-type="string" office:string-value="خديجة عيدان " table:formula="of:=['file:///C:/Users/DELL/Desktop/uploads/boot.xlsx'#xls.A81]" table:style-name="ce5">
            <text:p>خديجة عيدان<text:s/></text:p>
          </table:table-cell>
          <table:table-cell office:value-type="string" office:string-value="ett.yr.e@gmail.com" table:formula="of:=['file:///C:/Users/DELL/Desktop/uploads/boot.xlsx'#xls.B81]" table:style-name="ce5">
            <text:p>ett.yr.e@gmail.com</text:p>
          </table:table-cell>
          <table:table-cell office:value-type="float" office:value="74.666666666666671" table:formula="of:=['file:///C:/Users/DELL/Desktop/uploads/boot.xlsx'#xls.AB81]" table:style-name="ce4">
            <text:p>74.67</text:p>
          </table:table-cell>
          <table:table-cell table:number-columns-repeated="16381"/>
        </table:table-row>
        <table:table-row table:style-name="ro2">
          <table:table-cell office:value-type="string" office:string-value="حنين علي " table:formula="of:=['file:///C:/Users/DELL/Desktop/uploads/boot.xlsx'#xls.A82]" table:style-name="ce5">
            <text:p>حنين علي<text:s/></text:p>
          </table:table-cell>
          <table:table-cell office:value-type="string" office:string-value="e.tt.yr.e@gmail.com" table:formula="of:=['file:///C:/Users/DELL/Desktop/uploads/boot.xlsx'#xls.B82]" table:style-name="ce5">
            <text:p>e.tt.yr.e@gmail.com</text:p>
          </table:table-cell>
          <table:table-cell office:value-type="float" office:value="76.708333333333329" table:formula="of:=['file:///C:/Users/DELL/Desktop/uploads/boot.xlsx'#xls.AB82]" table:style-name="ce4">
            <text:p>76.71</text:p>
          </table:table-cell>
          <table:table-cell table:number-columns-repeated="16381"/>
        </table:table-row>
        <table:table-row table:style-name="ro2">
          <table:table-cell office:value-type="string" office:string-value="علي عبد الكريم" table:formula="of:=['file:///C:/Users/DELL/Desktop/uploads/boot.xlsx'#xls.A83]" table:style-name="ce5">
            <text:p>علي عبد الكريم</text:p>
          </table:table-cell>
          <table:table-cell office:value-type="string" office:string-value="et.t.yr.e@gmail.com" table:formula="of:=['file:///C:/Users/DELL/Desktop/uploads/boot.xlsx'#xls.B83]" table:style-name="ce5">
            <text:p>et.t.yr.e@gmail.com</text:p>
          </table:table-cell>
          <table:table-cell office:value-type="float" office:value="78.166666666666671" table:formula="of:=['file:///C:/Users/DELL/Desktop/uploads/boot.xlsx'#xls.AB83]" table:style-name="ce4">
            <text:p>78.17</text:p>
          </table:table-cell>
          <table:table-cell table:number-columns-repeated="16381"/>
        </table:table-row>
        <table:table-row table:style-name="ro2">
          <table:table-cell office:value-type="string" office:string-value="ضرغام سالم" table:formula="of:=['file:///C:/Users/DELL/Desktop/uploads/boot.xlsx'#xls.A84]" table:style-name="ce5">
            <text:p>ضرغام سالم</text:p>
          </table:table-cell>
          <table:table-cell office:value-type="string" office:string-value="e.t.t.yr.e@gmail.com" table:formula="of:=['file:///C:/Users/DELL/Desktop/uploads/boot.xlsx'#xls.B84]" table:style-name="ce5">
            <text:p>e.t.t.yr.e@gmail.com</text:p>
          </table:table-cell>
          <table:table-cell office:value-type="float" office:value="74.875" table:formula="of:=['file:///C:/Users/DELL/Desktop/uploads/boot.xlsx'#xls.AB84]" table:style-name="ce4">
            <text:p>74.88</text:p>
          </table:table-cell>
          <table:table-cell table:number-columns-repeated="16381"/>
        </table:table-row>
        <table:table-row table:style-name="ro2">
          <table:table-cell office:value-type="string" office:string-value="انور كامل " table:formula="of:=['file:///C:/Users/DELL/Desktop/uploads/boot.xlsx'#xls.A85]" table:style-name="ce5">
            <text:p>انور كامل<text:s/></text:p>
          </table:table-cell>
          <table:table-cell office:value-type="string" office:string-value="etty.r.e@gmail.com" table:formula="of:=['file:///C:/Users/DELL/Desktop/uploads/boot.xlsx'#xls.B85]" table:style-name="ce5">
            <text:p>etty.r.e@gmail.com</text:p>
          </table:table-cell>
          <table:table-cell office:value-type="float" office:value="75.25" table:formula="of:=['file:///C:/Users/DELL/Desktop/uploads/boot.xlsx'#xls.AB85]" table:style-name="ce4">
            <text:p>75.25</text:p>
          </table:table-cell>
          <table:table-cell table:number-columns-repeated="16381"/>
        </table:table-row>
        <table:table-row table:style-name="ro2">
          <table:table-cell office:value-type="string" office:string-value="حمزة كريم " table:formula="of:=['file:///C:/Users/DELL/Desktop/uploads/boot.xlsx'#xls.A86]" table:style-name="ce5">
            <text:p>حمزة كريم<text:s/></text:p>
          </table:table-cell>
          <table:table-cell office:value-type="string" office:string-value="e.tty.r.e@gmail.com" table:formula="of:=['file:///C:/Users/DELL/Desktop/uploads/boot.xlsx'#xls.B86]" table:style-name="ce5">
            <text:p>e.tty.r.e@gmail.com</text:p>
          </table:table-cell>
          <table:table-cell office:value-type="float" office:value="78.458333333333329" table:formula="of:=['file:///C:/Users/DELL/Desktop/uploads/boot.xlsx'#xls.AB86]" table:style-name="ce4">
            <text:p>78.46</text:p>
          </table:table-cell>
          <table:table-cell table:number-columns-repeated="16381"/>
        </table:table-row>
        <table:table-row table:style-name="ro2">
          <table:table-cell office:value-type="string" office:string-value="ذو الفقار وسمي " table:formula="of:=['file:///C:/Users/DELL/Desktop/uploads/boot.xlsx'#xls.A87]" table:style-name="ce5">
            <text:p>ذو الفقار وسمي<text:s/></text:p>
          </table:table-cell>
          <table:table-cell office:value-type="string" office:string-value="et.ty.r.e@gmail.com" table:formula="of:=['file:///C:/Users/DELL/Desktop/uploads/boot.xlsx'#xls.B87]" table:style-name="ce5">
            <text:p>et.ty.r.e@gmail.com</text:p>
          </table:table-cell>
          <table:table-cell office:value-type="float" office:value="73.625" table:formula="of:=['file:///C:/Users/DELL/Desktop/uploads/boot.xlsx'#xls.AB87]" table:style-name="ce4">
            <text:p>73.63</text:p>
          </table:table-cell>
          <table:table-cell table:number-columns-repeated="16381"/>
        </table:table-row>
        <table:table-row table:style-name="ro2">
          <table:table-cell office:value-type="string" office:string-value="نور الهدى صباح" table:formula="of:=['file:///C:/Users/DELL/Desktop/uploads/boot.xlsx'#xls.A88]" table:style-name="ce5">
            <text:p>نور الهدى صباح</text:p>
          </table:table-cell>
          <table:table-cell office:value-type="string" office:string-value="e.t.ty.r.e@gmail.com" table:formula="of:=['file:///C:/Users/DELL/Desktop/uploads/boot.xlsx'#xls.B88]" table:style-name="ce5">
            <text:p>e.t.ty.r.e@gmail.com</text:p>
          </table:table-cell>
          <table:table-cell office:value-type="float" office:value="79.416666666666671" table:formula="of:=['file:///C:/Users/DELL/Desktop/uploads/boot.xlsx'#xls.AB88]" table:style-name="ce4">
            <text:p>79.42</text:p>
          </table:table-cell>
          <table:table-cell table:number-columns-repeated="16381"/>
        </table:table-row>
        <table:table-row table:style-name="ro2">
          <table:table-cell office:value-type="string" office:string-value="خديجة كاظم" table:formula="of:=['file:///C:/Users/DELL/Desktop/uploads/boot.xlsx'#xls.A89]" table:style-name="ce5">
            <text:p>خديجة كاظم</text:p>
          </table:table-cell>
          <table:table-cell office:value-type="string" office:string-value="ett.y.r.e@gmail.com" table:formula="of:=['file:///C:/Users/DELL/Desktop/uploads/boot.xlsx'#xls.B89]" table:style-name="ce5">
            <text:p>ett.y.r.e@gmail.com</text:p>
          </table:table-cell>
          <table:table-cell office:value-type="float" office:value="75.583333333333329" table:formula="of:=['file:///C:/Users/DELL/Desktop/uploads/boot.xlsx'#xls.AB89]" table:style-name="ce4">
            <text:p>75.58</text:p>
          </table:table-cell>
          <table:table-cell table:number-columns-repeated="16381"/>
        </table:table-row>
        <table:table-row table:style-name="ro2">
          <table:table-cell office:value-type="string" office:string-value="جعفر علي حسين" table:formula="of:=['file:///C:/Users/DELL/Desktop/uploads/boot.xlsx'#xls.A90]" table:style-name="ce5">
            <text:p>جعفر علي حسين</text:p>
          </table:table-cell>
          <table:table-cell office:value-type="string" office:string-value="e.tt.y.r.e@gmail.com" table:formula="of:=['file:///C:/Users/DELL/Desktop/uploads/boot.xlsx'#xls.B90]" table:style-name="ce5">
            <text:p>e.tt.y.r.e@gmail.com</text:p>
          </table:table-cell>
          <table:table-cell office:value-type="float" office:value="75.625" table:formula="of:=['file:///C:/Users/DELL/Desktop/uploads/boot.xlsx'#xls.AB90]" table:style-name="ce4">
            <text:p>75.63</text:p>
          </table:table-cell>
          <table:table-cell table:number-columns-repeated="16381"/>
        </table:table-row>
        <table:table-row table:style-name="ro2">
          <table:table-cell office:value-type="string" office:string-value="ماجد احمد فاضل" table:formula="of:=['file:///C:/Users/DELL/Desktop/uploads/boot.xlsx'#xls.A91]" table:style-name="ce5">
            <text:p>ماجد احمد فاضل</text:p>
          </table:table-cell>
          <table:table-cell office:value-type="string" office:string-value="et.t.y.r.e@gmail.com" table:formula="of:=['file:///C:/Users/DELL/Desktop/uploads/boot.xlsx'#xls.B91]" table:style-name="ce5">
            <text:p>et.t.y.r.e@gmail.com</text:p>
          </table:table-cell>
          <table:table-cell office:value-type="float" office:value="76.416666666666671" table:formula="of:=['file:///C:/Users/DELL/Desktop/uploads/boot.xlsx'#xls.AB91]" table:style-name="ce4">
            <text:p>76.42</text:p>
          </table:table-cell>
          <table:table-cell table:number-columns-repeated="16381"/>
        </table:table-row>
        <table:table-row table:style-name="ro2">
          <table:table-cell office:value-type="string" office:string-value="قاسم محمد علي" table:formula="of:=['file:///C:/Users/DELL/Desktop/uploads/boot.xlsx'#xls.A92]" table:style-name="ce5">
            <text:p>قاسم محمد علي</text:p>
          </table:table-cell>
          <table:table-cell office:value-type="string" office:string-value="e.t.t.y.r.e@gmail.com" table:formula="of:=['file:///C:/Users/DELL/Desktop/uploads/boot.xlsx'#xls.B92]" table:style-name="ce5">
            <text:p>e.t.t.y.r.e@gmail.com</text:p>
          </table:table-cell>
          <table:table-cell office:value-type="float" office:value="72.416666666666671" table:formula="of:=['file:///C:/Users/DELL/Desktop/uploads/boot.xlsx'#xls.AB92]" table:style-name="ce4">
            <text:p>72.42</text:p>
          </table:table-cell>
          <table:table-cell table:number-columns-repeated="16381"/>
        </table:table-row>
        <table:table-row table:style-name="ro2">
          <table:table-cell office:value-type="string" office:string-value="عبدالكريم قاسم محمد" table:formula="of:=['file:///C:/Users/DELL/Desktop/uploads/boot.xlsx'#xls.A93]" table:style-name="ce5">
            <text:p>عبدالكريم قاسم محمد</text:p>
          </table:table-cell>
          <table:table-cell office:value-type="string" office:string-value="eta@gmail.com" table:formula="of:=['file:///C:/Users/DELL/Desktop/uploads/boot.xlsx'#xls.B93]" table:style-name="ce5">
            <text:p>eta@gmail.com</text:p>
          </table:table-cell>
          <table:table-cell office:value-type="float" office:value="76.25" table:formula="of:=['file:///C:/Users/DELL/Desktop/uploads/boot.xlsx'#xls.AB93]" table:style-name="ce4">
            <text:p>76.25</text:p>
          </table:table-cell>
          <table:table-cell table:number-columns-repeated="16381"/>
        </table:table-row>
        <table:table-row table:style-name="ro2">
          <table:table-cell office:value-type="string" office:string-value="هارون رشيد هارون" table:formula="of:=['file:///C:/Users/DELL/Desktop/uploads/boot.xlsx'#xls.A94]" table:style-name="ce5">
            <text:p>هارون رشيد هارون</text:p>
          </table:table-cell>
          <table:table-cell office:value-type="string" office:string-value="e.ta@gmail.com" table:formula="of:=['file:///C:/Users/DELL/Desktop/uploads/boot.xlsx'#xls.B94]" table:style-name="ce5">
            <text:p>e.ta@gmail.com</text:p>
          </table:table-cell>
          <table:table-cell office:value-type="float" office:value="75.916666666666671" table:formula="of:=['file:///C:/Users/DELL/Desktop/uploads/boot.xlsx'#xls.AB94]" table:style-name="ce4">
            <text:p>75.92</text:p>
          </table:table-cell>
          <table:table-cell table:number-columns-repeated="16381"/>
        </table:table-row>
        <table:table-row table:style-name="ro2">
          <table:table-cell office:value-type="string" office:string-value="خميس عامر شاكر" table:formula="of:=['file:///C:/Users/DELL/Desktop/uploads/boot.xlsx'#xls.A95]" table:style-name="ce5">
            <text:p>خميس عامر شاكر</text:p>
          </table:table-cell>
          <table:table-cell office:value-type="string" office:string-value="et.a@gmail.com" table:formula="of:=['file:///C:/Users/DELL/Desktop/uploads/boot.xlsx'#xls.B95]" table:style-name="ce5">
            <text:p>et.a@gmail.com</text:p>
          </table:table-cell>
          <table:table-cell office:value-type="float" office:value="76.583333333333329" table:formula="of:=['file:///C:/Users/DELL/Desktop/uploads/boot.xlsx'#xls.AB95]" table:style-name="ce4">
            <text:p>76.58</text:p>
          </table:table-cell>
          <table:table-cell table:number-columns-repeated="16381"/>
        </table:table-row>
        <table:table-row table:style-name="ro2">
          <table:table-cell office:value-type="string" office:string-value="يوسف محمد هاشم" table:formula="of:=['file:///C:/Users/DELL/Desktop/uploads/boot.xlsx'#xls.A96]" table:style-name="ce5">
            <text:p>يوسف محمد هاشم</text:p>
          </table:table-cell>
          <table:table-cell office:value-type="string" office:string-value="e.t.a@gmail.com" table:formula="of:=['file:///C:/Users/DELL/Desktop/uploads/boot.xlsx'#xls.B96]" table:style-name="ce5">
            <text:p>e.t.a@gmail.com</text:p>
          </table:table-cell>
          <table:table-cell office:value-type="float" office:value="74.083333333333329" table:formula="of:=['file:///C:/Users/DELL/Desktop/uploads/boot.xlsx'#xls.AB96]" table:style-name="ce4">
            <text:p>74.08</text:p>
          </table:table-cell>
          <table:table-cell table:number-columns-repeated="16381"/>
        </table:table-row>
        <table:table-row table:number-rows-repeated="137" table:style-name="ro2">
          <table:table-cell table:number-columns-repeated="2" table:style-name="ce5"/>
          <table:table-cell table:style-name="ce4"/>
          <table:table-cell table:number-columns-repeated="16381"/>
        </table:table-row>
        <table:table-row table:number-rows-repeated="1048343" table:style-name="ro2">
          <table:table-cell table:number-columns-repeated="16384"/>
        </table:table-row>
      </table:table>
      <table:table table:name="'file:///C:/Users/DELL/Desktop/uploads/boot.xlsx'#قائمة_البوت_" table:style-name="ta2">
        <table:table-source xlink:href="file:///C:/Users/DELL/Desktop/uploads/boot.xlsx" table:table-name="قائمة_البوت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ELL/Desktop/uploads/boot.xlsx'#xls" table:style-name="ta2">
        <table:table-source xlink:href="file:///C:/Users/DELL/Desktop/uploads/boot.xlsx" table:table-name="xls" table:mode="copy-results-only"/>
        <table:table-column/>
        <table:table-row table:number-rows-repeated="2">
          <table:table-cell table:number-columns-repeated="16384"/>
        </table:table-row>
        <table:table-row>
          <table:table-cell office:value-type="string" office:string-value="مصطفى إبراهيم علوان"/>
          <table:table-cell office:value-type="string" office:string-value="mustafaalftlawi21@gmail.com"/>
          <table:table-cell table:number-columns-repeated="25"/>
          <table:table-cell office:value-type="float" office:value="80.791666666666671"/>
          <table:table-cell table:number-columns-repeated="16356"/>
        </table:table-row>
        <table:table-row>
          <table:table-cell office:value-type="string" office:string-value="حازم طالب عبدالسلام"/>
          <table:table-cell office:value-type="string" office:string-value="hazeemtalb@gmail.com"/>
          <table:table-cell table:number-columns-repeated="25"/>
          <table:table-cell office:value-type="float" office:value="60.375"/>
          <table:table-cell table:number-columns-repeated="16356"/>
        </table:table-row>
        <table:table-row>
          <table:table-cell office:value-type="string" office:string-value="سجاد علي عناد"/>
          <table:table-cell office:value-type="string" office:string-value="ubnt@gmail.com"/>
          <table:table-cell table:number-columns-repeated="25"/>
          <table:table-cell office:value-type="float" office:value="73.166666666666671"/>
          <table:table-cell table:number-columns-repeated="16356"/>
        </table:table-row>
        <table:table-row>
          <table:table-cell office:value-type="string" office:string-value="اسراء وليد وحيد"/>
          <table:table-cell office:value-type="string" office:string-value="u.bnt@gmail.com"/>
          <table:table-cell table:number-columns-repeated="25"/>
          <table:table-cell office:value-type="float" office:value="77.875"/>
          <table:table-cell table:number-columns-repeated="16356"/>
        </table:table-row>
        <table:table-row>
          <table:table-cell office:value-type="string" office:string-value="بلسم عادل مطشر رزاق"/>
          <table:table-cell office:value-type="string" office:string-value="ub.nt@gmail.com"/>
          <table:table-cell table:number-columns-repeated="25"/>
          <table:table-cell office:value-type="float" office:value="76.583333333333329"/>
          <table:table-cell table:number-columns-repeated="16356"/>
        </table:table-row>
        <table:table-row>
          <table:table-cell office:value-type="string" office:string-value="حسن سعد حمزه ناصر"/>
          <table:table-cell office:value-type="string" office:string-value="u.b.nt@gmail.com"/>
          <table:table-cell table:number-columns-repeated="25"/>
          <table:table-cell office:value-type="float" office:value="77.125"/>
          <table:table-cell table:number-columns-repeated="16356"/>
        </table:table-row>
        <table:table-row>
          <table:table-cell office:value-type="string" office:string-value="زهراء عمار عبد الهادي"/>
          <table:table-cell office:value-type="string" office:string-value="ubn.t@gmail.com"/>
          <table:table-cell table:number-columns-repeated="25"/>
          <table:table-cell office:value-type="float" office:value="80.083333333333329"/>
          <table:table-cell table:number-columns-repeated="16356"/>
        </table:table-row>
        <table:table-row>
          <table:table-cell office:value-type="string" office:string-value="زهراء عيسى رويض"/>
          <table:table-cell office:value-type="string" office:string-value="u.bn.t@gmail.com"/>
          <table:table-cell table:number-columns-repeated="25"/>
          <table:table-cell office:value-type="float" office:value="81.5"/>
          <table:table-cell table:number-columns-repeated="16356"/>
        </table:table-row>
        <table:table-row>
          <table:table-cell office:value-type="string" office:string-value="زين العابدين ستار نصير"/>
          <table:table-cell office:value-type="string" office:string-value="ub.n.t@gmail.com"/>
          <table:table-cell table:number-columns-repeated="25"/>
          <table:table-cell office:value-type="float" office:value="80.5"/>
          <table:table-cell table:number-columns-repeated="16356"/>
        </table:table-row>
        <table:table-row>
          <table:table-cell office:value-type="string" office:string-value="زينب محمد حسين علي"/>
          <table:table-cell office:value-type="string" office:string-value="u.b.n.t@gmail.com"/>
          <table:table-cell table:number-columns-repeated="25"/>
          <table:table-cell office:value-type="float" office:value="77.666666666666671"/>
          <table:table-cell table:number-columns-repeated="16356"/>
        </table:table-row>
        <table:table-row>
          <table:table-cell office:value-type="string" office:string-value="سرمد فاضل رامز (ر)"/>
          <table:table-cell office:value-type="string" office:string-value="bajud@gmail.com"/>
          <table:table-cell table:number-columns-repeated="25"/>
          <table:table-cell office:value-type="float" office:value="76.041666666666671"/>
          <table:table-cell table:number-columns-repeated="16356"/>
        </table:table-row>
        <table:table-row>
          <table:table-cell office:value-type="string" office:string-value="شروق عبدالزهرة عباس"/>
          <table:table-cell office:value-type="string" office:string-value="b.ajud@gmail.com"/>
          <table:table-cell table:number-columns-repeated="25"/>
          <table:table-cell office:value-type="float" office:value="74.583333333333329"/>
          <table:table-cell table:number-columns-repeated="16356"/>
        </table:table-row>
        <table:table-row>
          <table:table-cell office:value-type="string" office:string-value="فاطمة محمد فاضل حسين"/>
          <table:table-cell office:value-type="string" office:string-value="ba.jud@gmail.com"/>
          <table:table-cell table:number-columns-repeated="25"/>
          <table:table-cell office:value-type="float" office:value="77.375"/>
          <table:table-cell table:number-columns-repeated="16356"/>
        </table:table-row>
        <table:table-row>
          <table:table-cell office:value-type="string" office:string-value="فريال علي منحر كاظم"/>
          <table:table-cell office:value-type="string" office:string-value="b.a.jud@gmail.com"/>
          <table:table-cell table:number-columns-repeated="25"/>
          <table:table-cell office:value-type="float" office:value="76.791666666666671"/>
          <table:table-cell table:number-columns-repeated="16356"/>
        </table:table-row>
        <table:table-row>
          <table:table-cell office:value-type="string" office:string-value="محمد فؤاد عبدالله خالد"/>
          <table:table-cell office:value-type="string" office:string-value="baj.ud@gmail.com"/>
          <table:table-cell table:number-columns-repeated="25"/>
          <table:table-cell office:value-type="float" office:value="75.333333333333329"/>
          <table:table-cell table:number-columns-repeated="16356"/>
        </table:table-row>
        <table:table-row>
          <table:table-cell office:value-type="string" office:string-value="محمد مسلم عبدالله"/>
          <table:table-cell office:value-type="string" office:string-value="b.aj.ud@gmail.com"/>
          <table:table-cell table:number-columns-repeated="25"/>
          <table:table-cell office:value-type="float" office:value="77.833333333333329"/>
          <table:table-cell table:number-columns-repeated="16356"/>
        </table:table-row>
        <table:table-row>
          <table:table-cell office:value-type="string" office:string-value="مصطفى شهاب احمد حسن"/>
          <table:table-cell office:value-type="string" office:string-value="ba.j.ud@gmail.com"/>
          <table:table-cell table:number-columns-repeated="25"/>
          <table:table-cell office:value-type="float" office:value="76.708333333333329"/>
          <table:table-cell table:number-columns-repeated="16356"/>
        </table:table-row>
        <table:table-row>
          <table:table-cell office:value-type="string" office:string-value="مصطفى مهدي علي"/>
          <table:table-cell office:value-type="string" office:string-value="b.a.j.ud@gmail.com"/>
          <table:table-cell table:number-columns-repeated="25"/>
          <table:table-cell office:value-type="float" office:value="74.416666666666671"/>
          <table:table-cell table:number-columns-repeated="16356"/>
        </table:table-row>
        <table:table-row>
          <table:table-cell office:value-type="string" office:string-value="مهدي محمد مهدي صالح"/>
          <table:table-cell office:value-type="string" office:string-value="baju.d@gmail.com"/>
          <table:table-cell table:number-columns-repeated="25"/>
          <table:table-cell office:value-type="float" office:value="81.375"/>
          <table:table-cell table:number-columns-repeated="16356"/>
        </table:table-row>
        <table:table-row>
          <table:table-cell office:value-type="string" office:string-value="هدى ثامر حسن"/>
          <table:table-cell office:value-type="string" office:string-value="b.aju.d@gmail.com"/>
          <table:table-cell table:number-columns-repeated="25"/>
          <table:table-cell office:value-type="float" office:value="78.791666666666671"/>
          <table:table-cell table:number-columns-repeated="16356"/>
        </table:table-row>
        <table:table-row>
          <table:table-cell office:value-type="string" office:string-value="وائل عباس محمود  "/>
          <table:table-cell office:value-type="string" office:string-value="ba.ju.d@gmail.com"/>
          <table:table-cell table:number-columns-repeated="25"/>
          <table:table-cell office:value-type="float" office:value="76.666666666666671"/>
          <table:table-cell table:number-columns-repeated="16356"/>
        </table:table-row>
        <table:table-row>
          <table:table-cell office:value-type="string" office:string-value="احمد حازم عبدالسلام"/>
          <table:table-cell office:value-type="string" office:string-value="b.a.ju.d@gmail.com"/>
          <table:table-cell table:number-columns-repeated="25"/>
          <table:table-cell office:value-type="float" office:value="73.541666666666671"/>
          <table:table-cell table:number-columns-repeated="16356"/>
        </table:table-row>
        <table:table-row>
          <table:table-cell office:value-type="string" office:string-value="احمد عصام حميد"/>
          <table:table-cell office:value-type="string" office:string-value="baj.u.d@gmail.com"/>
          <table:table-cell table:number-columns-repeated="25"/>
          <table:table-cell office:value-type="float" office:value="79.416666666666671"/>
          <table:table-cell table:number-columns-repeated="16356"/>
        </table:table-row>
        <table:table-row>
          <table:table-cell office:value-type="string" office:string-value="أنوار عمر حسين علي "/>
          <table:table-cell office:value-type="string" office:string-value="b.aj.u.d@gmail.com"/>
          <table:table-cell table:number-columns-repeated="25"/>
          <table:table-cell office:value-type="float" office:value="75.041666666666671"/>
          <table:table-cell table:number-columns-repeated="16356"/>
        </table:table-row>
        <table:table-row>
          <table:table-cell office:value-type="string" office:string-value="ايات عبد الكريم حامد "/>
          <table:table-cell office:value-type="string" office:string-value="ba.j.u.d@gmail.com"/>
          <table:table-cell table:number-columns-repeated="25"/>
          <table:table-cell office:value-type="float" office:value="72.666666666666671"/>
          <table:table-cell table:number-columns-repeated="16356"/>
        </table:table-row>
        <table:table-row>
          <table:table-cell office:value-type="string" office:string-value="براء علي خريبط جودة"/>
          <table:table-cell office:value-type="string" office:string-value="b.a.j.u.d@gmail.com"/>
          <table:table-cell table:number-columns-repeated="25"/>
          <table:table-cell office:value-type="float" office:value="71.541666666666671"/>
          <table:table-cell table:number-columns-repeated="16356"/>
        </table:table-row>
        <table:table-row>
          <table:table-cell office:value-type="string" office:string-value="تمارة ضاري ناصر"/>
          <table:table-cell office:value-type="string" office:string-value="sdfgre@gmail.com"/>
          <table:table-cell table:number-columns-repeated="25"/>
          <table:table-cell office:value-type="float" office:value="72.833333333333329"/>
          <table:table-cell table:number-columns-repeated="16356"/>
        </table:table-row>
        <table:table-row>
          <table:table-cell office:value-type="string" office:string-value="رانيه هادي عبد الزهرة حمزه"/>
          <table:table-cell office:value-type="string" office:string-value="s.dfgre@gmail.com"/>
          <table:table-cell table:number-columns-repeated="25"/>
          <table:table-cell office:value-type="float" office:value="74"/>
          <table:table-cell table:number-columns-repeated="16356"/>
        </table:table-row>
        <table:table-row>
          <table:table-cell office:value-type="string" office:string-value="زينب حكيم مهدي جبر"/>
          <table:table-cell office:value-type="string" office:string-value="sd.fgre@gmail.com"/>
          <table:table-cell table:number-columns-repeated="25"/>
          <table:table-cell office:value-type="float" office:value="77.958333333333329"/>
          <table:table-cell table:number-columns-repeated="16356"/>
        </table:table-row>
        <table:table-row>
          <table:table-cell office:value-type="string" office:string-value="زينب حيدر جواد"/>
          <table:table-cell office:value-type="string" office:string-value="s.d.fgre@gmail.com"/>
          <table:table-cell table:number-columns-repeated="25"/>
          <table:table-cell office:value-type="float" office:value="71.375"/>
          <table:table-cell table:number-columns-repeated="16356"/>
        </table:table-row>
        <table:table-row>
          <table:table-cell office:value-type="string" office:string-value="زينب سالم ياسين"/>
          <table:table-cell office:value-type="string" office:string-value="sdf.gre@gmail.com"/>
          <table:table-cell table:number-columns-repeated="25"/>
          <table:table-cell office:value-type="float" office:value="79.041666666666671"/>
          <table:table-cell table:number-columns-repeated="16356"/>
        </table:table-row>
        <table:table-row>
          <table:table-cell office:value-type="string" office:string-value="سكينه رياض عبد"/>
          <table:table-cell office:value-type="string" office:string-value="s.df.gre@gmail.com"/>
          <table:table-cell table:number-columns-repeated="25"/>
          <table:table-cell office:value-type="float" office:value="77"/>
          <table:table-cell table:number-columns-repeated="16356"/>
        </table:table-row>
        <table:table-row>
          <table:table-cell office:value-type="string" office:string-value="عدنان ليث عدنان حامد "/>
          <table:table-cell office:value-type="string" office:string-value="sd.f.gre@gmail.com"/>
          <table:table-cell table:number-columns-repeated="25"/>
          <table:table-cell office:value-type="float" office:value="72.458333333333329"/>
          <table:table-cell table:number-columns-repeated="16356"/>
        </table:table-row>
        <table:table-row>
          <table:table-cell office:value-type="string" office:string-value="غاده فالح خلف شاهر"/>
          <table:table-cell office:value-type="string" office:string-value="s.d.f.gre@gmail.com"/>
          <table:table-cell table:number-columns-repeated="25"/>
          <table:table-cell office:value-type="float" office:value="74.166666666666671"/>
          <table:table-cell table:number-columns-repeated="16356"/>
        </table:table-row>
        <table:table-row>
          <table:table-cell office:value-type="string" office:string-value="فاطمه جبر جلوب صبر"/>
          <table:table-cell office:value-type="string" office:string-value="sdfg.re@gmail.com"/>
          <table:table-cell table:number-columns-repeated="25"/>
          <table:table-cell office:value-type="float" office:value="77.375"/>
          <table:table-cell table:number-columns-repeated="16356"/>
        </table:table-row>
        <table:table-row>
          <table:table-cell office:value-type="string" office:string-value="فرح محمد بهلول"/>
          <table:table-cell office:value-type="string" office:string-value="s.dfg.re@gmail.com"/>
          <table:table-cell table:number-columns-repeated="25"/>
          <table:table-cell office:value-type="float" office:value="76"/>
          <table:table-cell table:number-columns-repeated="16356"/>
        </table:table-row>
        <table:table-row>
          <table:table-cell office:value-type="string" office:string-value="مصطفى صلاح حسن"/>
          <table:table-cell office:value-type="string" office:string-value="sd.fg.re@gmail.com"/>
          <table:table-cell table:number-columns-repeated="25"/>
          <table:table-cell office:value-type="float" office:value="74.75"/>
          <table:table-cell table:number-columns-repeated="16356"/>
        </table:table-row>
        <table:table-row>
          <table:table-cell office:value-type="string" office:string-value="منتظر فارس عباس سلمان"/>
          <table:table-cell office:value-type="string" office:string-value="s.d.fg.re@gmail.com"/>
          <table:table-cell table:number-columns-repeated="25"/>
          <table:table-cell office:value-type="float" office:value="76.208333333333329"/>
          <table:table-cell table:number-columns-repeated="16356"/>
        </table:table-row>
        <table:table-row>
          <table:table-cell office:value-type="string" office:string-value="نبأ عمار حافظ سعود"/>
          <table:table-cell office:value-type="string" office:string-value="sdf.g.re@gmail.com"/>
          <table:table-cell table:number-columns-repeated="25"/>
          <table:table-cell office:value-type="float" office:value="79.583333333333329"/>
          <table:table-cell table:number-columns-repeated="16356"/>
        </table:table-row>
        <table:table-row>
          <table:table-cell office:value-type="string" office:string-value="نورا هيثم سهيل سعيد"/>
          <table:table-cell office:value-type="string" office:string-value="s.df.g.re@gmail.com"/>
          <table:table-cell table:number-columns-repeated="25"/>
          <table:table-cell office:value-type="float" office:value="72.958333333333329"/>
          <table:table-cell table:number-columns-repeated="16356"/>
        </table:table-row>
        <table:table-row>
          <table:table-cell office:value-type="string" office:string-value="نورس حسين ايوب"/>
          <table:table-cell office:value-type="string" office:string-value="sd.f.g.re@gmail.com"/>
          <table:table-cell table:number-columns-repeated="25"/>
          <table:table-cell office:value-type="float" office:value="75.791666666666671"/>
          <table:table-cell table:number-columns-repeated="16356"/>
        </table:table-row>
        <table:table-row>
          <table:table-cell office:value-type="string" office:string-value="يوسف حازم كليانه"/>
          <table:table-cell office:value-type="string" office:string-value="s.d.f.g.re@gmail.com"/>
          <table:table-cell table:number-columns-repeated="25"/>
          <table:table-cell office:value-type="float" office:value="74.333333333333329"/>
          <table:table-cell table:number-columns-repeated="16356"/>
        </table:table-row>
        <table:table-row>
          <table:table-cell office:value-type="string" office:string-value="شهد نجم عبدالله"/>
          <table:table-cell office:value-type="string" office:string-value="sdfgr.e@gmail.com"/>
          <table:table-cell table:number-columns-repeated="25"/>
          <table:table-cell office:value-type="float" office:value="77.375"/>
          <table:table-cell table:number-columns-repeated="16356"/>
        </table:table-row>
        <table:table-row>
          <table:table-cell office:value-type="string" office:string-value="علي ثامر محمد"/>
          <table:table-cell office:value-type="string" office:string-value="s.dfgr.e@gmail.com"/>
          <table:table-cell table:number-columns-repeated="25"/>
          <table:table-cell office:value-type="float" office:value="73.708333333333329"/>
          <table:table-cell table:number-columns-repeated="16356"/>
        </table:table-row>
        <table:table-row>
          <table:table-cell office:value-type="string" office:string-value="سعد نجم عبود"/>
          <table:table-cell office:value-type="string" office:string-value="sd.fgr.e@gmail.com"/>
          <table:table-cell table:number-columns-repeated="25"/>
          <table:table-cell office:value-type="float" office:value="74.458333333333329"/>
          <table:table-cell table:number-columns-repeated="16356"/>
        </table:table-row>
        <table:table-row>
          <table:table-cell office:value-type="string" office:string-value="جعفر حسن حاتم"/>
          <table:table-cell office:value-type="string" office:string-value="s.d.fgr.e@gmail.com"/>
          <table:table-cell table:number-columns-repeated="25"/>
          <table:table-cell office:value-type="float" office:value="73.083333333333329"/>
          <table:table-cell table:number-columns-repeated="16356"/>
        </table:table-row>
        <table:table-row>
          <table:table-cell office:value-type="string" office:string-value="زين العابدين محمد"/>
          <table:table-cell office:value-type="string" office:string-value="sdf.gr.e@gmail.com"/>
          <table:table-cell table:number-columns-repeated="25"/>
          <table:table-cell office:value-type="float" office:value="69.541666666666671"/>
          <table:table-cell table:number-columns-repeated="16356"/>
        </table:table-row>
        <table:table-row>
          <table:table-cell office:value-type="string" office:string-value="احمد منذر عبدالحسين"/>
          <table:table-cell office:value-type="string" office:string-value="s.df.gr.e@gmail.com"/>
          <table:table-cell table:number-columns-repeated="25"/>
          <table:table-cell office:value-type="float" office:value="74.291666666666671"/>
          <table:table-cell table:number-columns-repeated="16356"/>
        </table:table-row>
        <table:table-row>
          <table:table-cell office:value-type="string" office:string-value="محمد قاسم محمد"/>
          <table:table-cell office:value-type="string" office:string-value="sd.f.gr.e@gmail.com"/>
          <table:table-cell table:number-columns-repeated="25"/>
          <table:table-cell office:value-type="float" office:value="77.458333333333329"/>
          <table:table-cell table:number-columns-repeated="16356"/>
        </table:table-row>
        <table:table-row>
          <table:table-cell office:value-type="string" office:string-value="مصطفى حيدر سلمان"/>
          <table:table-cell office:value-type="string" office:string-value="s.d.f.gr.e@gmail.com"/>
          <table:table-cell table:number-columns-repeated="25"/>
          <table:table-cell office:value-type="float" office:value="79.083333333333329"/>
          <table:table-cell table:number-columns-repeated="16356"/>
        </table:table-row>
        <table:table-row>
          <table:table-cell office:value-type="string" office:string-value="رواء كاظم"/>
          <table:table-cell office:value-type="string" office:string-value="sdfg.r.e@gmail.com"/>
          <table:table-cell table:number-columns-repeated="25"/>
          <table:table-cell office:value-type="float" office:value="74.791666666666671"/>
          <table:table-cell table:number-columns-repeated="16356"/>
        </table:table-row>
        <table:table-row>
          <table:table-cell office:value-type="string" office:string-value="يقين حسن هادي"/>
          <table:table-cell office:value-type="string" office:string-value="s.dfg.r.e@gmail.com"/>
          <table:table-cell table:number-columns-repeated="25"/>
          <table:table-cell office:value-type="float" office:value="77.833333333333329"/>
          <table:table-cell table:number-columns-repeated="16356"/>
        </table:table-row>
        <table:table-row>
          <table:table-cell office:value-type="string" office:string-value="مريم عبد القادر"/>
          <table:table-cell office:value-type="string" office:string-value="sd.fg.r.e@gmail.com"/>
          <table:table-cell table:number-columns-repeated="25"/>
          <table:table-cell office:value-type="float" office:value="75.208333333333329"/>
          <table:table-cell table:number-columns-repeated="16356"/>
        </table:table-row>
        <table:table-row>
          <table:table-cell office:value-type="string" office:string-value="علي مهدي عزيز"/>
          <table:table-cell office:value-type="string" office:string-value="s.d.fg.r.e@gmail.com"/>
          <table:table-cell table:number-columns-repeated="25"/>
          <table:table-cell office:value-type="float" office:value="81.583333333333329"/>
          <table:table-cell table:number-columns-repeated="16356"/>
        </table:table-row>
        <table:table-row>
          <table:table-cell office:value-type="string" office:string-value="نور قاسم عبد الواحد"/>
          <table:table-cell office:value-type="string" office:string-value="sdf.g.r.e@gmail.com"/>
          <table:table-cell table:number-columns-repeated="25"/>
          <table:table-cell office:value-type="float" office:value="78.666666666666671"/>
          <table:table-cell table:number-columns-repeated="16356"/>
        </table:table-row>
        <table:table-row>
          <table:table-cell office:value-type="string" office:string-value="نور الهدى احمد"/>
          <table:table-cell office:value-type="string" office:string-value="s.df.g.r.e@gmail.com"/>
          <table:table-cell table:number-columns-repeated="25"/>
          <table:table-cell office:value-type="float" office:value="70.958333333333329"/>
          <table:table-cell table:number-columns-repeated="16356"/>
        </table:table-row>
        <table:table-row>
          <table:table-cell office:value-type="string" office:string-value="رسل وليد كريم"/>
          <table:table-cell office:value-type="string" office:string-value="sd.f.g.r.e@gmail.com"/>
          <table:table-cell table:number-columns-repeated="25"/>
          <table:table-cell office:value-type="float" office:value="77.791666666666671"/>
          <table:table-cell table:number-columns-repeated="16356"/>
        </table:table-row>
        <table:table-row>
          <table:table-cell office:value-type="string" office:string-value="كوثر ماهر علي"/>
          <table:table-cell office:value-type="string" office:string-value="s.d.f.g.r.e@gmail.com"/>
          <table:table-cell table:number-columns-repeated="25"/>
          <table:table-cell office:value-type="float" office:value="78.5"/>
          <table:table-cell table:number-columns-repeated="16356"/>
        </table:table-row>
        <table:table-row>
          <table:table-cell office:value-type="string" office:string-value="عائشة ابراهيم عيسى"/>
          <table:table-cell office:value-type="string" office:string-value="ettyre@gmail.com"/>
          <table:table-cell table:number-columns-repeated="25"/>
          <table:table-cell office:value-type="float" office:value="77.875"/>
          <table:table-cell table:number-columns-repeated="16356"/>
        </table:table-row>
        <table:table-row>
          <table:table-cell office:value-type="string" office:string-value="مها ليث ناطق"/>
          <table:table-cell office:value-type="string" office:string-value="e.ttyre@gmail.com"/>
          <table:table-cell table:number-columns-repeated="25"/>
          <table:table-cell office:value-type="float" office:value="81.208333333333329"/>
          <table:table-cell table:number-columns-repeated="16356"/>
        </table:table-row>
        <table:table-row>
          <table:table-cell office:value-type="string" office:string-value="صفا عبد المحسن عبد الله"/>
          <table:table-cell office:value-type="string" office:string-value="et.tyre@gmail.com"/>
          <table:table-cell table:number-columns-repeated="25"/>
          <table:table-cell office:value-type="float" office:value="76.5"/>
          <table:table-cell table:number-columns-repeated="16356"/>
        </table:table-row>
        <table:table-row>
          <table:table-cell office:value-type="string" office:string-value="شهد فراس محمد"/>
          <table:table-cell office:value-type="string" office:string-value="e.t.tyre@gmail.com"/>
          <table:table-cell table:number-columns-repeated="25"/>
          <table:table-cell office:value-type="float" office:value="75"/>
          <table:table-cell table:number-columns-repeated="16356"/>
        </table:table-row>
        <table:table-row>
          <table:table-cell office:value-type="string" office:string-value="ضحى فيصل خزعل"/>
          <table:table-cell office:value-type="string" office:string-value="ett.yre@gmail.com"/>
          <table:table-cell table:number-columns-repeated="25"/>
          <table:table-cell office:value-type="float" office:value="73.833333333333329"/>
          <table:table-cell table:number-columns-repeated="16356"/>
        </table:table-row>
        <table:table-row>
          <table:table-cell office:value-type="string" office:string-value="حسن شاكر موسى"/>
          <table:table-cell office:value-type="string" office:string-value="e.tt.yre@gmail.com"/>
          <table:table-cell table:number-columns-repeated="25"/>
          <table:table-cell office:value-type="float" office:value="73.25"/>
          <table:table-cell table:number-columns-repeated="16356"/>
        </table:table-row>
        <table:table-row>
          <table:table-cell office:value-type="string" office:string-value="ايات عبد الكريم حامد"/>
          <table:table-cell office:value-type="string" office:string-value="et.t.yre@gmail.com"/>
          <table:table-cell table:number-columns-repeated="25"/>
          <table:table-cell office:value-type="float" office:value="76.916666666666671"/>
          <table:table-cell table:number-columns-repeated="16356"/>
        </table:table-row>
        <table:table-row>
          <table:table-cell office:value-type="string" office:string-value="شيماء علي ناصر"/>
          <table:table-cell office:value-type="string" office:string-value="e.t.t.yre@gmail.com"/>
          <table:table-cell table:number-columns-repeated="25"/>
          <table:table-cell office:value-type="float" office:value="76.375"/>
          <table:table-cell table:number-columns-repeated="16356"/>
        </table:table-row>
        <table:table-row>
          <table:table-cell office:value-type="string" office:string-value="اساور محمود محمد"/>
          <table:table-cell office:value-type="string" office:string-value="etty.re@gmail.com"/>
          <table:table-cell table:number-columns-repeated="25"/>
          <table:table-cell office:value-type="float" office:value="77.083333333333329"/>
          <table:table-cell table:number-columns-repeated="16356"/>
        </table:table-row>
        <table:table-row>
          <table:table-cell office:value-type="string" office:string-value="شمس سعد فؤاد"/>
          <table:table-cell office:value-type="string" office:string-value="e.tty.re@gmail.com"/>
          <table:table-cell table:number-columns-repeated="25"/>
          <table:table-cell office:value-type="float" office:value="75"/>
          <table:table-cell table:number-columns-repeated="16356"/>
        </table:table-row>
        <table:table-row>
          <table:table-cell office:value-type="string" office:string-value="رواء كاظم غلام"/>
          <table:table-cell office:value-type="string" office:string-value="et.ty.re@gmail.com"/>
          <table:table-cell table:number-columns-repeated="25"/>
          <table:table-cell office:value-type="float" office:value="78.125"/>
          <table:table-cell table:number-columns-repeated="16356"/>
        </table:table-row>
        <table:table-row>
          <table:table-cell office:value-type="string" office:string-value="محمد حسين كاصد"/>
          <table:table-cell office:value-type="string" office:string-value="e.t.ty.re@gmail.com"/>
          <table:table-cell table:number-columns-repeated="25"/>
          <table:table-cell office:value-type="float" office:value="73.791666666666671"/>
          <table:table-cell table:number-columns-repeated="16356"/>
        </table:table-row>
        <table:table-row>
          <table:table-cell office:value-type="string" office:string-value="ضحى جاسم هميم "/>
          <table:table-cell office:value-type="string" office:string-value="ett.y.re@gmail.com"/>
          <table:table-cell table:number-columns-repeated="25"/>
          <table:table-cell office:value-type="float" office:value="77.833333333333329"/>
          <table:table-cell table:number-columns-repeated="16356"/>
        </table:table-row>
        <table:table-row>
          <table:table-cell office:value-type="string" office:string-value="مهدي اياد"/>
          <table:table-cell office:value-type="string" office:string-value="e.tt.y.re@gmail.com"/>
          <table:table-cell table:number-columns-repeated="25"/>
          <table:table-cell office:value-type="float" office:value="76"/>
          <table:table-cell table:number-columns-repeated="16356"/>
        </table:table-row>
        <table:table-row>
          <table:table-cell office:value-type="string" office:string-value=" ميس زيدان"/>
          <table:table-cell office:value-type="string" office:string-value="et.t.y.re@gmail.com"/>
          <table:table-cell table:number-columns-repeated="25"/>
          <table:table-cell office:value-type="float" office:value="73.875"/>
          <table:table-cell table:number-columns-repeated="16356"/>
        </table:table-row>
        <table:table-row>
          <table:table-cell office:value-type="string" office:string-value="ضياء أيوب جميل"/>
          <table:table-cell office:value-type="string" office:string-value="e.t.t.y.re@gmail.com"/>
          <table:table-cell table:number-columns-repeated="25"/>
          <table:table-cell office:value-type="float" office:value="72.625"/>
          <table:table-cell table:number-columns-repeated="16356"/>
        </table:table-row>
        <table:table-row>
          <table:table-cell office:value-type="string" office:string-value="مريم عماد "/>
          <table:table-cell office:value-type="string" office:string-value="ettyr.e@gmail.com"/>
          <table:table-cell table:number-columns-repeated="25"/>
          <table:table-cell office:value-type="float" office:value="75.583333333333329"/>
          <table:table-cell table:number-columns-repeated="16356"/>
        </table:table-row>
        <table:table-row>
          <table:table-cell office:value-type="string" office:string-value="مريم كريم "/>
          <table:table-cell office:value-type="string" office:string-value="e.ttyr.e@gmail.com"/>
          <table:table-cell table:number-columns-repeated="25"/>
          <table:table-cell office:value-type="float" office:value="73.833333333333329"/>
          <table:table-cell table:number-columns-repeated="16356"/>
        </table:table-row>
        <table:table-row>
          <table:table-cell office:value-type="string" office:string-value="نسرين اسامة "/>
          <table:table-cell office:value-type="string" office:string-value="et.tyr.e@gmail.com"/>
          <table:table-cell table:number-columns-repeated="25"/>
          <table:table-cell office:value-type="float" office:value="75.916666666666671"/>
          <table:table-cell table:number-columns-repeated="16356"/>
        </table:table-row>
        <table:table-row>
          <table:table-cell office:value-type="string" office:string-value="هدى محمد ناجي"/>
          <table:table-cell office:value-type="string" office:string-value="e.t.tyr.e@gmail.com"/>
          <table:table-cell table:number-columns-repeated="25"/>
          <table:table-cell office:value-type="float" office:value="77.333333333333329"/>
          <table:table-cell table:number-columns-repeated="16356"/>
        </table:table-row>
        <table:table-row>
          <table:table-cell office:value-type="string" office:string-value="خديجة عيدان "/>
          <table:table-cell office:value-type="string" office:string-value="ett.yr.e@gmail.com"/>
          <table:table-cell table:number-columns-repeated="25"/>
          <table:table-cell office:value-type="float" office:value="74.666666666666671"/>
          <table:table-cell table:number-columns-repeated="16356"/>
        </table:table-row>
        <table:table-row>
          <table:table-cell office:value-type="string" office:string-value="حنين علي "/>
          <table:table-cell office:value-type="string" office:string-value="e.tt.yr.e@gmail.com"/>
          <table:table-cell table:number-columns-repeated="25"/>
          <table:table-cell office:value-type="float" office:value="76.708333333333329"/>
          <table:table-cell table:number-columns-repeated="16356"/>
        </table:table-row>
        <table:table-row>
          <table:table-cell office:value-type="string" office:string-value="علي عبد الكريم"/>
          <table:table-cell office:value-type="string" office:string-value="et.t.yr.e@gmail.com"/>
          <table:table-cell table:number-columns-repeated="25"/>
          <table:table-cell office:value-type="float" office:value="78.166666666666671"/>
          <table:table-cell table:number-columns-repeated="16356"/>
        </table:table-row>
        <table:table-row>
          <table:table-cell office:value-type="string" office:string-value="ضرغام سالم"/>
          <table:table-cell office:value-type="string" office:string-value="e.t.t.yr.e@gmail.com"/>
          <table:table-cell table:number-columns-repeated="25"/>
          <table:table-cell office:value-type="float" office:value="74.875"/>
          <table:table-cell table:number-columns-repeated="16356"/>
        </table:table-row>
        <table:table-row>
          <table:table-cell office:value-type="string" office:string-value="انور كامل "/>
          <table:table-cell office:value-type="string" office:string-value="etty.r.e@gmail.com"/>
          <table:table-cell table:number-columns-repeated="25"/>
          <table:table-cell office:value-type="float" office:value="75.25"/>
          <table:table-cell table:number-columns-repeated="16356"/>
        </table:table-row>
        <table:table-row>
          <table:table-cell office:value-type="string" office:string-value="حمزة كريم "/>
          <table:table-cell office:value-type="string" office:string-value="e.tty.r.e@gmail.com"/>
          <table:table-cell table:number-columns-repeated="25"/>
          <table:table-cell office:value-type="float" office:value="78.458333333333329"/>
          <table:table-cell table:number-columns-repeated="16356"/>
        </table:table-row>
        <table:table-row>
          <table:table-cell office:value-type="string" office:string-value="ذو الفقار وسمي "/>
          <table:table-cell office:value-type="string" office:string-value="et.ty.r.e@gmail.com"/>
          <table:table-cell table:number-columns-repeated="25"/>
          <table:table-cell office:value-type="float" office:value="73.625"/>
          <table:table-cell table:number-columns-repeated="16356"/>
        </table:table-row>
        <table:table-row>
          <table:table-cell office:value-type="string" office:string-value="نور الهدى صباح"/>
          <table:table-cell office:value-type="string" office:string-value="e.t.ty.r.e@gmail.com"/>
          <table:table-cell table:number-columns-repeated="25"/>
          <table:table-cell office:value-type="float" office:value="79.416666666666671"/>
          <table:table-cell table:number-columns-repeated="16356"/>
        </table:table-row>
        <table:table-row>
          <table:table-cell office:value-type="string" office:string-value="خديجة كاظم"/>
          <table:table-cell office:value-type="string" office:string-value="ett.y.r.e@gmail.com"/>
          <table:table-cell table:number-columns-repeated="25"/>
          <table:table-cell office:value-type="float" office:value="75.583333333333329"/>
          <table:table-cell table:number-columns-repeated="16356"/>
        </table:table-row>
        <table:table-row>
          <table:table-cell office:value-type="string" office:string-value="جعفر علي حسين"/>
          <table:table-cell office:value-type="string" office:string-value="e.tt.y.r.e@gmail.com"/>
          <table:table-cell table:number-columns-repeated="25"/>
          <table:table-cell office:value-type="float" office:value="75.625"/>
          <table:table-cell table:number-columns-repeated="16356"/>
        </table:table-row>
        <table:table-row>
          <table:table-cell office:value-type="string" office:string-value="ماجد احمد فاضل"/>
          <table:table-cell office:value-type="string" office:string-value="et.t.y.r.e@gmail.com"/>
          <table:table-cell table:number-columns-repeated="25"/>
          <table:table-cell office:value-type="float" office:value="76.416666666666671"/>
          <table:table-cell table:number-columns-repeated="16356"/>
        </table:table-row>
        <table:table-row>
          <table:table-cell office:value-type="string" office:string-value="قاسم محمد علي"/>
          <table:table-cell office:value-type="string" office:string-value="e.t.t.y.r.e@gmail.com"/>
          <table:table-cell table:number-columns-repeated="25"/>
          <table:table-cell office:value-type="float" office:value="72.416666666666671"/>
          <table:table-cell table:number-columns-repeated="16356"/>
        </table:table-row>
        <table:table-row>
          <table:table-cell office:value-type="string" office:string-value="عبدالكريم قاسم محمد"/>
          <table:table-cell office:value-type="string" office:string-value="eta@gmail.com"/>
          <table:table-cell table:number-columns-repeated="25"/>
          <table:table-cell office:value-type="float" office:value="76.25"/>
          <table:table-cell table:number-columns-repeated="16356"/>
        </table:table-row>
        <table:table-row>
          <table:table-cell office:value-type="string" office:string-value="هارون رشيد هارون"/>
          <table:table-cell office:value-type="string" office:string-value="e.ta@gmail.com"/>
          <table:table-cell table:number-columns-repeated="25"/>
          <table:table-cell office:value-type="float" office:value="75.916666666666671"/>
          <table:table-cell table:number-columns-repeated="16356"/>
        </table:table-row>
        <table:table-row>
          <table:table-cell office:value-type="string" office:string-value="خميس عامر شاكر"/>
          <table:table-cell office:value-type="string" office:string-value="et.a@gmail.com"/>
          <table:table-cell table:number-columns-repeated="25"/>
          <table:table-cell office:value-type="float" office:value="76.583333333333329"/>
          <table:table-cell table:number-columns-repeated="16356"/>
        </table:table-row>
        <table:table-row>
          <table:table-cell office:value-type="string" office:string-value="يوسف محمد هاشم"/>
          <table:table-cell office:value-type="string" office:string-value="e.t.a@gmail.com"/>
          <table:table-cell table:number-columns-repeated="25"/>
          <table:table-cell office:value-type="float" office:value="74.083333333333329"/>
          <table:table-cell table:number-columns-repeated="16356"/>
        </table:table-row>
        <table:table-row table:number-rows-repeated="1048480">
          <table:table-cell table:number-columns-repeated="16356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5-06-05T18:17:20Z</meta:creation-date>
    <dc:date>2023-05-05T11:47:44Z</dc:date>
  </office:meta>
</office:document-meta>
</file>